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/>
    </style:style>
    <style:style style:name="ce5" style:family="table-cell" style:parent-style-name="Default" style:data-style-name="N0">
      <style:text-properties style:font-name="Arial" style:font-name-asian="Arial" style:font-name-complex="Arial"/>
    </style:style>
    <style:style style:name="co1" style:family="table-column">
      <style:table-column-properties fo:break-before="auto" style:column-width="1.61395833333333cm"/>
    </style:style>
    <style:style style:name="co2" style:family="table-column">
      <style:table-column-properties fo:break-before="auto" style:column-width="11.43cm"/>
    </style:style>
    <style:style style:name="co3" style:family="table-column">
      <style:table-column-properties fo:break-before="auto" style:column-width="27.4637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39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1">
            <text:p>BUS</text:p>
          </table:table-cell>
          <table:table-cell office:value-type="string" table:style-name="ce1">
            <text:p>DESCRIPCION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OASOATLAN_CALLE_30</text:p>
          </table:table-cell>
          <table:table-cell office:value-type="string" table:style-name="ce1">
            <text:p>NEVADA – Avenida Murillo – Carrera 13 – El Manantial – Carrera 12 – Terminal de Transportes – Calle 54 – Las Colonias – Calle 55 – Villa Katanga – Calle 56 – Carrera 24 – Calle 45 – Carrera 30 – Arboleda – Calle 30 – BARRANQUILLA – Calle 30 – Carrera 14 – Calle 53D – Carrera 23 – Calle 64 – Carrera 29 – Calle 65 – Carrera 34 – Calle 68 – Carrera 38 – Calle 72 – Vía 40 – Calle 70 – Carrera 38 – Calle 68 – Carrera 34 – Calle 65 – Carrera 29 – Calle 64 – Carrera 24 – Calle 53D – Carrera 14 – Calle 30 – La Arboleda – SOLEDAD – Carrera 30 – Calle 45 <text:s/>– Carrera 24 – Calle 56 – Carrera 18 – Avenida Murillo – NEVADA</text:p>
          </table:table-cell>
          <table:table-cell table:number-columns-repeated="16381"/>
        </table:table-row>
        <table:table-row table:style-name="ro1">
          <table:table-cell office:value-type="float" office:value="2" table:formula="of:=[.A2]+1" table:style-name="ce1">
            <text:p>2</text:p>
          </table:table-cell>
          <table:table-cell office:value-type="string" table:style-name="ce1">
            <text:p>COOASOATLAN_CALLE_72</text:p>
          </table:table-cell>
          <table:table-cell office:value-type="string" table:style-name="ce1">
            <text:p>NEVADA – Avenida Murillo – Terminal de Transportes – Carrera 14 – Calle 54 – Las Colonias – Calle 55 – Villa Katanga – Calle 56 – Carrera 24 – Calle 58B – Avenida Circunvalar – BARRANQUILLA – Avenida Circunvalar – Calle 47 – Carrera 1A – Calle 49 – Carrera 4 – Carrizal – Calle 46 – Carrera 7 – Calle 51B – Carrera 8F – Calle 50 – El Tamarindo – Calle 45D – Carrera 16 – Calle 53D – Carrera 27 – Calle 51 – Carrera 31 – Calle 50 – Carrera 38 – Calle 72 – Vía 40 – Calle 70 – Carrera 38 – Calle 54 – Carrera 33 – Calle 51 – Carrera 32 – Calle 50 – Carrera 31 – Calle 51 – Carrera 27 – Calle 53D – Carrera 16 – Calle 45D – El Tamarindo – Calle 50 – Carrera 8F – Calle 51B – Carrera 7 – Calle 46 – Carrizal – Carrera 4 – Calle 49 – Carrera 1A – Calle 47 – Avenida Circunvalar – SOLEDAD – Calle 58B – Carrera 24 – Calle 56 – Carrera 18 – Avenida Murillo – NEVADA</text:p>
          </table:table-cell>
          <table:table-cell table:number-columns-repeated="16381"/>
        </table:table-row>
        <table:table-row table:style-name="ro1">
          <table:table-cell office:value-type="float" office:value="3" table:formula="of:=[.A3]+1" table:style-name="ce1">
            <text:p>3</text:p>
          </table:table-cell>
          <table:table-cell office:value-type="string" table:style-name="ce1">
            <text:p>COOASOATLAN_CALLE_84</text:p>
          </table:table-cell>
          <table:table-cell office:value-type="string" table:style-name="ce1">
            <text:p>NEVADA – Villa Karla – Ciudadela Metropolitana – Calle 56 – Carrera 12 – Avenida Murillo – Avenida Circunvalar – BARRANQUILLA – Avenida Circunvalar – Calle 47 – Carrera 1E – Calle 49 – Carrera 4 – Carrizal – Calle 46 – Carrera 7 – Calle 51B – Carrera 8F – Calle 50 – El Tamarindo – Calle 45D – Carrera 14 – Calle 53D – Carrera 23 – Calle 58 – Carrera 27 – Calle 64 – Carrera 29 – Calle 65 – Carrera 34 – Calle 68 – Carrera 38 – Calle 76 – Carrera 42F – Calle 79 – Carrera 43 – Calle 84 – Carrera 49C – Calle 82 – Carrera 42F – Calle 76 – Carrera 38 – Calle 68 – Carrera 34 – Calle 65 – Carrera 29 – Calle 64 – Carrera 27 – Calle 58 – Carrera 24 – Calle 53D – Carrera 14 – Calle 45D – El Tamarindo – Calle 50 – Carrera 8F – Calle 51B – Carrera 7 – Calle 46 – Carrizal – Carrera 4 – Calle 49 – Carrera 1E – Calle 47 – Avenida Circunvalar – SOLEDAD – Avenida Murillo – Carrera 12 – Calle 56 – Ciudadela Metropolitana – Villa Karla – <text:s/>NEVADA</text:p>
          </table:table-cell>
          <table:table-cell table:number-columns-repeated="16381"/>
        </table:table-row>
        <table:table-row table:style-name="ro1">
          <table:table-cell office:value-type="float" office:value="4" table:formula="of:=[.A4]+1" table:style-name="ce1">
            <text:p>4</text:p>
          </table:table-cell>
          <table:table-cell office:value-type="string" table:style-name="ce1">
            <text:p>COOASOATLAN_CORDIALIDAD</text:p>
          </table:table-cell>
          <table:table-cell office:value-type="string" table:style-name="ce1">
            <text:p>NEVADA – Carrera 14A – Calle 68 – Carrera 15 – Calle 72 – Carrera 18 – Calle 74 – Carrera 23A – Boulevard Los Robles – Calle 79 – Carrera 21 – Calle 81 – Carrera 18 – Calle 83 – Avenida Circunvalar – BARRANQUILLA – Avenida Cordialidad – Carrera 10 – Calle 50 – Carrera 14 – Calle 53D – Carrera 27 – Calle 51 – Carrera 31 – Calle 50 – Carrera 38 – Calle 76 – Carrera 42F – Calle 79 – Carrera 43 – Calle 84 – Carrera 49C – Calle 82 – Carrera 42F – Calle 76 – Carrera 38 – Calle 54 – Carrera 33 – Calle 51 – Carrera 32 – Calle 50 – Carrera 31 – Calle 51 – Carrera 27 – Calle 53D – Carrera 16 – Calle 56 – Carrera 14 – Avenida Cordialidad – Avenida Circunvalar – SOLEDAD – Calle 83 – Carrera 18 – Calle 81 – Carrera 21 – Calle 79 – Boulevard Los Robles – Carrera 23A – Calle 74 – Carrera 18 – Calle 72 – Carrera 15 – Calle 68 – Carrera 14A – <text:s/>NEVADA</text:p>
          </table:table-cell>
          <table:table-cell table:number-columns-repeated="16381"/>
        </table:table-row>
        <table:table-row table:style-name="ro1">
          <table:table-cell office:value-type="float" office:value="5" table:formula="of:=[.A5]+1" table:style-name="ce1">
            <text:p>5</text:p>
          </table:table-cell>
          <table:table-cell office:value-type="string" table:style-name="ce1">
            <text:p>COOCHOFAL_K14_AMERICAS</text:p>
          </table:table-cell>
          <table:table-cell office:value-type="string" table:style-name="ce1">
            <text:p>NEVADA – Avenida Circunvalar – Calle 90B – Carrera 6Sur – Calle 92 – Carrera 2 – Diagonal 54C – Transversal 1D – Calle 55B – Carrera 1E – Calle 55C – Carrera 2A – Calle 73D – Carrera 3C – Calle 53 – Carrera 4A – Calle 52C – Carrera 8 – Calle 42B – Carrera 8G – Calle 40B – Carrera 14 – Calle 30 – Mercado Público – Calle 30 – Carrera 14 – Calle 40B – Carrera 8 – Calle 52C – Carrera 4A – Calle 53 – Carrera 3C – Calle 73D – Carrera 2A – Calle 55C – Carrera 1E – Calle 55B – Transversal 1D – Diagonal 54C – Calle 68 – Carrera 8Sur – Calle 51B – NEVADA</text:p>
          </table:table-cell>
          <table:table-cell table:number-columns-repeated="16381"/>
        </table:table-row>
        <table:table-row table:style-name="ro1">
          <table:table-cell office:value-type="float" office:value="6" table:formula="of:=[.A6]+1" table:style-name="ce1">
            <text:p>6</text:p>
          </table:table-cell>
          <table:table-cell office:value-type="string" table:style-name="ce1">
            <text:p>COOCHOFAL_K8_CARRIZAL</text:p>
          </table:table-cell>
          <table:table-cell office:value-type="string" table:style-name="ce1">
            <text:p>NEVADA – Calle 51B – Carrera 10Sur – Calle 49 – Carrera 2F – Calle 50C – Carrera 3C – Calle 49E – Carrizal – Calle 46 – Carrera 7C – Calle 45B – Carrera 8 – Calle 30 – Mercado Público – Calle 30 – Carrera 8 – Calle 45B – Carrera 7C – Calle 46 – Carrizal – Calle 49E – Carrera 3C <text:s/>– Calle 50C – Carrera 2F – Calle 49 – Avenida Circunvalar – NEVADA</text:p>
          </table:table-cell>
          <table:table-cell table:number-columns-repeated="16381"/>
        </table:table-row>
        <table:table-row table:style-name="ro1">
          <table:table-cell office:value-type="float" office:value="7" table:formula="of:=[.A7]+1" table:style-name="ce1">
            <text:p>7</text:p>
          </table:table-cell>
          <table:table-cell office:value-type="string" table:style-name="ce1">
            <text:p>COOCHOFAL_LA_CENTRAL_CALLE_84</text:p>
          </table:table-cell>
          <table:table-cell office:value-type="string" table:style-name="ce1">
            <text:p>NEVADA – Villa Selene – Transversal 2 – Diagonal 71 – Carrera 4 – Calle 69 – Carrera 5 – Avenida Murillo – Granabastos – Carretera a Manuela Beltrán – Calle 48 – Carrera 6C – Calle 49 – Carrera 6 – Calle 52 – Carrera 11 – Calle 43 – Carrera 14 – Calle 41 – Carrera 17 – Autopista al Aeropuerto – BARRANQUILLA – Calle 30 – Carrera 33 – Calle 38 – Carrera 38 – Calle 74 – Carrera 43 – Calle 84 – Carrera 59B – Air-e – Calle 77 – Vía 40 – Calle 76 – Carrera 44 – Calle 70 – Carrera 38 – Calle 30 – SOLEDAD – Autopista al Aeropuerto – Carrera 17 – Calle 41 – Carrera 14 – Calle 54 – Carrera 8 – Calle 52 – Carrera 6 – Calle 49 – Carrera 6C – Calle 48 – Carretera a Granabastos – Avenida Murillo – Carrera 5 – Calle 69 – Carrera 4 – Diagonal 71 – Transversal 2 – Villa Selene – NEVADA</text:p>
          </table:table-cell>
          <table:table-cell table:number-columns-repeated="16381"/>
        </table:table-row>
        <table:table-row table:style-name="ro1">
          <table:table-cell office:value-type="float" office:value="8" table:formula="of:=[.A8]+1" table:style-name="ce1">
            <text:p>8</text:p>
          </table:table-cell>
          <table:table-cell office:value-type="string" table:style-name="ce1">
            <text:p>COOCHOFAL_RUTA_ALMENDROS_CALLE_84</text:p>
          </table:table-cell>
          <table:table-cell office:value-type="string" table:style-name="ce1">
            <text:p>NEVADA – Los Almendros – Calle 81 – Avenida Circunvalar – BARRANQUILLA – Avenida Circunvalar – Calle 51B – Carrizal – Calle 51B – Carrera 8F – Calle 50A – Carrera 10 – Avenida Cordialidad – Calle 38 – Carrera 38 – Calle 43 – Carrera 43 – Calle 84 – Carrera 59B – Air-e – Carrera 59 – Calle 77 – Vía 40 – Calle 76 – Carrera 44 – Calle 39 – Carrera 40 – Calle 40 – Avenida Cordialidad – Carrera 10 – Calle 50A – Carrera 8F – Calle 51B – Carrizal – Calle 51B – Avenida Circunvalar – SOLEDAD – Calle 81 – Los Almendros – NEVADA</text:p>
          </table:table-cell>
          <table:table-cell table:number-columns-repeated="16381"/>
        </table:table-row>
        <table:table-row table:style-name="ro1">
          <table:table-cell office:value-type="float" office:value="9" table:formula="of:=[.A9]+1" table:style-name="ce1">
            <text:p>9</text:p>
          </table:table-cell>
          <table:table-cell office:value-type="string" table:style-name="ce1">
            <text:p>COOCHOFAL_RUTA_C2</text:p>
          </table:table-cell>
          <table:table-cell office:value-type="string" table:style-name="ce1">
            <text:p>NEVADA – Avenida Circunvalar – Los Almendros – Calle 83 – Carrera 12 – Calle 84 – Carrera 12D – Calle 83 – Puente 7 de Abril – <text:s/>BARRANQUILLA – Calle 51B – Carrera 10Sur – Calle 49 – Carrera 6Sur – Calle 47 – Carrera 1E – Calle 49 – Carrera 4 – Carrizal – Calle 46 – Carrera 7 – Calle 51B – Carrera 8 – Calle 38B – Carrera 8C – Calle 36B – Carrera 11 – Calle 30 – Mercado Público – Calle 30 – Carrera 11 – Calle 36B – Carrera 8 – Calle 51B – Carrera 7 – Calle 46 – Carrizal – Carrera 4 – Calle 49 – Carrera 1E – Calle 47 – Carrera 6Sur – Calle 49 – Avenida Circunvalar – Los Almendros – <text:s/>Calle 83 – Carrera 12 – Calle 84 – Carrera 12D – Calle 83 – Puente 7 de Abril – NEVADA</text:p>
          </table:table-cell>
          <table:table-cell table:number-columns-repeated="16381"/>
        </table:table-row>
        <table:table-row table:style-name="ro1">
          <table:table-cell office:value-type="float" office:value="10" table:formula="of:=[.A10]+1" table:style-name="ce1">
            <text:p>10</text:p>
          </table:table-cell>
          <table:table-cell office:value-type="string" table:style-name="ce1">
            <text:p>COOCHOFAL_RUTA_C3</text:p>
          </table:table-cell>
          <table:table-cell office:value-type="string" table:style-name="ce1">
            <text:p>NEVADA – Granabastos – Avenida Murillo – Carrera 12 – El Manantial – Boulevard de Los Robles – Avenida Circunvalar – BARRANQUILLA – Boulevard de Simón Bolívar – Carrera 1E – Calle 30 – Carrera 45 – Calle 40 – Carrera 44 – Calle 30 – Avenida Circunvalar – SOLEDAD – Boulevard de Los Robles – El Manantial – Carrera 12 – Avenida Murillo – <text:s/>NEVADA</text:p>
          </table:table-cell>
          <table:table-cell table:number-columns-repeated="16381"/>
        </table:table-row>
        <table:table-row table:style-name="ro1">
          <table:table-cell office:value-type="float" office:value="11" table:formula="of:=[.A11]+1" table:style-name="ce1">
            <text:p>11</text:p>
          </table:table-cell>
          <table:table-cell office:value-type="string" table:style-name="ce1">
            <text:p>COOCHOFAL_RUTA_C4</text:p>
          </table:table-cell>
          <table:table-cell office:value-type="string" table:style-name="ce1">
            <text:p>NEVADA – Granabastos – Avenida Murillo – Carrera 12 – El Manantial – Boulevard de Los Robles – Calle 79 – Los Almendros – BARRANQUILLA – Calle 51B – Carrera 2G – Calle 51C – Carrera 4C – Calle 51B – Carrera 8F – Calle 50A – Carrera 10 – Calle 60 – Carrera 14 – Calle 63C – Carrera 21B – Calle 64 – Carrera 27 – Calle 70B – Carrera 38 – Calle 72 – Vía 40 – Calle 66 – Parque Cisneros – Calle 68 – Carrera 62 – Calle 72 – Carrera 35B – Calle 71 – Carrera 27 – Calle 64 – Carrera 21B – Calle 63C – Carrera 14 – Calle 60 – Carrera 10 – Calle 50A – Carrera 8F – Calle 51B – Carrera 4C – Calle 51C – Carrera 2G – Calle 51B – SOLEDAD – Los Almendros – Calle 79 – Boulevard de Los Robles – El Manantial – Carrera 12 – Avenida Murillo – <text:s/>NEVADA</text:p>
          </table:table-cell>
          <table:table-cell table:number-columns-repeated="16381"/>
        </table:table-row>
        <table:table-row table:style-name="ro1">
          <table:table-cell office:value-type="float" office:value="12" table:formula="of:=[.A12]+1" table:style-name="ce1">
            <text:p>12</text:p>
          </table:table-cell>
          <table:table-cell office:value-type="string" table:style-name="ce1">
            <text:p>COOCHOFAL_RUTA_CIRCULAR</text:p>
          </table:table-cell>
          <table:table-cell office:value-type="string" table:style-name="ce3">
            <text:p>RECORRIDO 1</text:p>
            <text:p/>
            <text:p>NEVADA – Los Almendros – Calle 51B – Carrera 8Sur – Calle 68 – Carrera 2 – Calle 90 – Avenida Cordialidad – Carrera 14 – Calle 30 – Intendencia Fluvial – Vía 40 – Calle 58 – Carrera 54 – Calle 54 – Carrera 43 – Calle 72 – Carrera 38 – Calle 79A – Carrera 26C7 – Calle 79 – Carrera 26C1 – Calle 76A – Carrera 26B – Calle 76 – Carrera 26 – Calle 75B – Carrera 25B – Calle 68 – Carrera 25 – Calle 53D – Carrera 16 – Calle 56 – Carrera 14 – Avenida Cordialidad – Calle 90 – Carrera 2 – Calle 68 – Carrera 8Sur – Calle 51B – Avenida Circunvalar – Boulevard de Los Robles – Carrera 15A – Calle 76 – Carrera 17 – Calle 74 – Carrera 23A – Calle 79 – Los Almendros – NEVADA</text:p>
            <text:p/>
            <text:p>RECORRIDO 2</text:p>
            <text:p/>
            <text:p>NEVADA – Avenida Circunvalar – Boulevard de Los Robles – Carrera 15A – Calle 76 – Carrera 17 – Calle 74 – Carrera 23A – Calle 79 – Carrera 18 – Calle 83 – BARRANQUILLA – Calle 51B – Carrera 8Sur – Calle 68 – Carrera 2 – Calle 90 – Avenida Cordialidad – Carrera 14 – Calle 53D – Carrera 25 – Calle 68 – Carrera 25B – Calle 75B – Carrera 26 – Calle 76 – Carrera 26B – Calle 76A – Carrera 26C1 – Calle 79 – Carrera 26C7 – Calle 79A – Carrera 38 – Calle 74 – Carrera 44 – Calle 53 – Carrera 54 – Calle 58 – Vía 40 – Parque Cultural – Calle 30 – Carrera 14 – Avenida Cordialidad – Calle 90 – Carrera 2 – Calle 68 – Carrera 8Sur – Calle 51B – Avenida Circunvalar – Los Almendros – NEVADA</text:p>
          </table:table-cell>
          <table:table-cell table:number-columns-repeated="16381"/>
        </table:table-row>
        <table:table-row table:style-name="ro1">
          <table:table-cell office:value-type="float" office:value="13" table:formula="of:=[.A13]+1" table:style-name="ce1">
            <text:p>13</text:p>
          </table:table-cell>
          <table:table-cell office:value-type="string" table:style-name="ce1">
            <text:p>COOCHOFAL_RUTA_SOLEDAD_2000</text:p>
          </table:table-cell>
          <table:table-cell office:value-type="string" table:style-name="ce1">
            <text:p>NEVADA – Avenida Murillo – Carrera 12 – Calle 54 – Carrera 8 – Calle 52 – Carrera 11 – Calle 43 – Carrera 14 – Calle 41 – Carrera 17 – Autopista al Aeropuerto – BARRANQUILLA – Calle 30 – Carrera 33 – Calle 38 – Carrera 38 – Calle 50 – Carrera 43 – Calle 84 – Carrera 59B – Air-e – Calle 77 – Vía 40 – Calle 76 – Carrera 44 – Calle 54 – Carrera 38 – Calle 30 – SOLEDAD – Autopista al Aeropuerto – Carrera 17 – Calle 41 – Carrera 14 – Calle 52 – Carrera 8 – Calle 54 – Carrera 12 – Avenida Murillo – NEVADA</text:p>
          </table:table-cell>
          <table:table-cell table:number-columns-repeated="16381"/>
        </table:table-row>
        <table:table-row table:style-name="ro1">
          <table:table-cell office:value-type="float" office:value="14" table:formula="of:=[.A14]+1" table:style-name="ce1">
            <text:p>14</text:p>
          </table:table-cell>
          <table:table-cell office:value-type="string" table:style-name="ce1">
            <text:p>COOCHOFAL_SAN_LUIS_SANTA_MARÍA</text:p>
          </table:table-cell>
          <table:table-cell office:value-type="string" table:style-name="ce1">
            <text:p>NEVADA – Villa Selene – Transversal 2 – Diagonal 71 – Carrera 4 – Calle 69 – Carrera 5 – Avenida Murillo – Granabastos – Avenida Murillo – Avenida Circunvalar – BARRANQUILLA – Calle 107 – Carrera 4Sur – Calle 91 – Carrera 2 – Calle 90 – Carrera 2C – Calle 96 – Avenida Cordialidad – Calle 38 – Carrera 40 – Calle 40 – Avenida Cordialidad – Calle 96 – Carrera 2C – Calle 90 – Carrera 2 – Calle 91 – Carrera 4Sur – Calle 107 – <text:s/>Avenida Circunvalar – SOLEDAD – Avenida Murillo – Carrera 5 – Calle 69 – Carrera 4 – Diagonal 71 – Transversal 2 – Villa Selene – NEVADA</text:p>
          </table:table-cell>
          <table:table-cell table:number-columns-repeated="16381"/>
        </table:table-row>
        <table:table-row table:style-name="ro1">
          <table:table-cell office:value-type="float" office:value="15" table:formula="of:=[.A15]+1" table:style-name="ce1">
            <text:p>15</text:p>
          </table:table-cell>
          <table:table-cell office:value-type="string" table:style-name="ce4">
            <text:p>COOLITORAL_CALLE 72_MANUELA_BELTRÁN</text:p>
          </table:table-cell>
          <table:table-cell office:value-type="string" table:style-name="ce5">
            <text:p>NEVADA – Manuela Beltrán – Autopista al Aeropuerto – BARRANQUILLA – Calle 30 – Carrera 22 – Calle 38 – Carrera 21 – Calle 70C – Carrera 27 – Calle 71 – Carrera 35B – Calle 72 – Vía 40 – Parque Cultural – Calle 30 – SOLEDAD – Autopista al Aeropuerto – Manuela Beltrán – <text:s/>NEVADA</text:p>
          </table:table-cell>
          <table:table-cell table:number-columns-repeated="16381"/>
        </table:table-row>
        <table:table-row table:style-name="ro1">
          <table:table-cell office:value-type="float" office:value="16" table:formula="of:=[.A16]+1" table:style-name="ce1">
            <text:p>16</text:p>
          </table:table-cell>
          <table:table-cell office:value-type="string" table:style-name="ce4">
            <text:p>COOLITORAL_PEÑITA_NOGALES_PLACA_ROJA</text:p>
          </table:table-cell>
          <table:table-cell office:value-type="string" table:style-name="ce5">
            <text:p>NEVADA – Calle 17 <text:s/>– Carrera 30 – Zona Franca – DIAN – Terminal Marítimo – Carrera 38 – Calle 35 – Carrera 43 – Hospital Metropolitano – Carrera 42F – Calle 79 – Carrera 42 – Calle 80B – Carrera 42B – Calle 81 – Carrera 42B1 – Calle 93 – Carrera 49C – Calle 75 – Carrera 52 – Calle 70 – Carrera 47 – Centro Inca – Carrera 50 – Calle 54 – Carrera 44 – Calle 40 – Carrera 38 – Corredor Portuario <text:s/>– Carrera 30 – Zona Franca – DIAN – Terminal Marítimo – Carrera 38 – Corredor Portuario – Carrera 30 – Calle 17 – NEVADA</text:p>
          </table:table-cell>
          <table:table-cell table:number-columns-repeated="16381"/>
        </table:table-row>
        <table:table-row table:style-name="ro1">
          <table:table-cell office:value-type="float" office:value="17" table:formula="of:=[.A17]+1" table:style-name="ce1">
            <text:p>17</text:p>
          </table:table-cell>
          <table:table-cell office:value-type="string" table:style-name="ce4">
            <text:p>COOLITORAL_PEÑITA_NOGALES_PLACA_VERDE</text:p>
          </table:table-cell>
          <table:table-cell office:value-type="string" table:style-name="ce5">
            <text:p>NEVADA – Calle 17 <text:s/>– Carrera 30 – Zona Franca – DIAN – Terminal Marítimo – Carrera 38 – Calle 35 – Carrera 43 – Calle 53 – Carrera 53 – Calle 70 – Carrera 50 – Calle 90 – Carrera 42B1 – Calle 81 – Carrera 42B – Calle 80B – Carrera 42 – Calle 79 – Carrera 42F – Calle 74 – Carrera 44 – Calle 40 – Carrera 38 – Corredor Portuario <text:s/>– Carrera 30 – Zona Franca – DIAN – Terminal Marítimo – Carrera 38 – Corredor Portuario – Carrera 30 – Calle 17 – NEVADA</text:p>
          </table:table-cell>
          <table:table-cell table:number-columns-repeated="16381"/>
        </table:table-row>
        <table:table-row table:style-name="ro1">
          <table:table-cell office:value-type="float" office:value="18" table:formula="of:=[.A18]+1" table:style-name="ce1">
            <text:p>18</text:p>
          </table:table-cell>
          <table:table-cell office:value-type="string" table:style-name="ce4">
            <text:p>COOLITORAL_RUTA _CENTRO_PUEBLO</text:p>
          </table:table-cell>
          <table:table-cell office:value-type="string" table:style-name="ce5">
            <text:p>NEVADA – Carrera 9G – Caribe Verde – Villa San Pablo – Carrera 9G – El Pueblito – Carrera 10 – Calle 118 – Carrera 12 – Avenida Circunvalar – Puente Cordialidad – Avenida Circunvalar – Carrera 38 – Calle 84B – Carrera 42 – Calle 81 – Carrera 38 – Calle 52 – Carrera 41 – Calle 50 – Carrera 44 – Calle 30 – Carrera 40 – Calle 40 – Avenida Cordialidad – Avenida Circunvalar – Puente Carrera 38 – Avenida Circunvalar – Carrera 12 – Calle 118 – Carrera 10 – El Pueblito – Carrera 9G – Caribe Verde – Villa San Pablo – Carrera 9G – NEVADA</text:p>
          </table:table-cell>
          <table:table-cell table:number-columns-repeated="16381"/>
        </table:table-row>
        <table:table-row table:style-name="ro1">
          <table:table-cell office:value-type="float" office:value="19" table:formula="of:=[.A19]+1" table:style-name="ce1">
            <text:p>19</text:p>
          </table:table-cell>
          <table:table-cell office:value-type="string" table:style-name="ce4">
            <text:p>COOLITORAL_RUTA_CIRCULAR</text:p>
          </table:table-cell>
          <table:table-cell office:value-type="string" table:style-name="ce5">
            <text:p>NEVADA – Vía 40 – Avenida Circunvalar – Boulevard Simón Bolívar – Calle 17 – Carrera 30 – Zona Franca – DIAN – Carrera 38 – Calle 30 – Intendencia Fluvial – <text:s/>NEVADA – Parque Cultural – Calle 30 – Carrera 39 – Calle 29 – Carrera 38 – Corredor Portuario – Carrera 30 – Calle 17 – Boulevard Simón Bolívar – Avenida Circunvalar – Vía 40 – NEVADA</text:p>
          </table:table-cell>
          <table:table-cell table:number-columns-repeated="16381"/>
        </table:table-row>
        <table:table-row table:style-name="ro1">
          <table:table-cell office:value-type="float" office:value="20" table:formula="of:=[.A20]+1" table:style-name="ce1">
            <text:p>20</text:p>
          </table:table-cell>
          <table:table-cell office:value-type="string" table:style-name="ce4">
            <text:p>COOLITORAL_RUTA_JUAN_MINA</text:p>
          </table:table-cell>
          <table:table-cell office:value-type="string" table:style-name="ce5">
            <text:p>NEVADA – Vía 40 – Parque Cultural – Calle 30 – Carrera 43 – Calle 51 – Carrera 38 – Calle 80B – Carrera 42 – Calle 84B – Carrera 38 – Avenida Circunvalar – Carrera 31 – Calle 123 – Carrera 37 – Calle 120 – Carrera 38 – Corregimiento de Juan Mina – Carrera 38 – Calle 120 – Carrera 37 – Calle 123 – Carrera 31 – Calle 113 – Carrera 38 – Calle 84B – Carrera 42 – Calle 80B – Carrera 38 – Calle 52 – Carrera 41 – Calle 50 – Carrera 44 – Calle 30 – Intendencia Fluvial – Vía 40 – NEVADA</text:p>
          </table:table-cell>
          <table:table-cell table:number-columns-repeated="16381"/>
        </table:table-row>
        <table:table-row table:style-name="ro1">
          <table:table-cell office:value-type="float" office:value="21" table:formula="of:=[.A21]+1" table:style-name="ce1">
            <text:p>21</text:p>
          </table:table-cell>
          <table:table-cell office:value-type="string" table:style-name="ce4">
            <text:p>COOLITORAL_RUTA_SILENCIO_CALLE_72</text:p>
          </table:table-cell>
          <table:table-cell office:value-type="string" table:style-name="ce5">
            <text:p>NEVADA – Vía 40 – Calle 72 – Carrera 35B – Calle 71 – Carrera 34 – Calle 75 – Carrera 26C7 – Calle 74B – Carrera 27 – Calle 61 – Carrera 24 – Avenida Cordialidad – Calle 38 – Carrera 44 – Calle 30 – Intendencia Fluvial – Vía 40 – NEVADA</text:p>
          </table:table-cell>
          <table:table-cell table:number-columns-repeated="16381"/>
        </table:table-row>
        <table:table-row table:style-name="ro1">
          <table:table-cell office:value-type="float" office:value="22" table:formula="of:=[.A22]+1" table:style-name="ce1">
            <text:p>22</text:p>
          </table:table-cell>
          <table:table-cell office:value-type="string" table:style-name="ce4">
            <text:p>COOLITORAL_RUTA_SILENCIO_CORREDOR_UNIVERSITARIO_VILLA_CAROLINA</text:p>
          </table:table-cell>
          <table:table-cell office:value-type="string" table:style-name="ce5">
            <text:p>NEVADA – Calle 17 <text:s/>– Carrera 30 – Zona Franca – DIAN – Terminal Marítimo – Carrera 38 – Calle 35 – Carrera 43 – Calle 51 – Carrera 38 – Calle 70B – Carrera 34 – Calle 75 – Carrera 26C7 – Calle 79A – Carrera 38 – Calle 80B – Carrera 42B – Calle 81 – Carrera 42B1 – Calle 93 – Carrera 51B – Corredor Universitario – Universidad del Atlántico – Corredor Universitario – Carrera 51B – Calle 102 – Carrera 50 – Calle 106 – Carrera 53 – Calle 100 – Carrera 55 – Torres del Atlántico – Carrera 56 – Calle 99 – Carrera 59B – Calle 86 – Carrera 65 – Calle 88 – Carrera 75A – Calle 84 – Carrera 76 <text:s/>– Calle 85 – Vía 40 – Parque Cultural – Calle 30 – Carrera 39 – Calle 29 – Carrera 38 – Corredor Portuario – Carrera 30 – Calle 17 – NEVADA</text:p>
          </table:table-cell>
          <table:table-cell table:number-columns-repeated="16381"/>
        </table:table-row>
        <table:table-row table:style-name="ro1">
          <table:table-cell office:value-type="float" office:value="23" table:formula="of:=[.A23]+1" table:style-name="ce1">
            <text:p>23</text:p>
          </table:table-cell>
          <table:table-cell office:value-type="string" table:style-name="ce4">
            <text:p>COOLITORAL_RUTA_VILLA_CAROLINA_CORREDOR_UNIVERSITARIO_SILENCIO</text:p>
          </table:table-cell>
          <table:table-cell office:value-type="string" table:style-name="ce5">
            <text:p>NEVADA – Calle 17 – Carrera 30 – Zona Franca – DIAN – Carrera 38 – Terminal Marítimo – Calle 30 – Intendencia Fluvial – Vía 40 – Calle 85 – Carrera 76 – Calle 84 – Carrera 75B – Calle 86 – Carrera 64E – Calle 98 – Carrera 53 – Corredor Universitario – Universidad del Atlántico – Corredor Universitario – Carrera 51B – Calle 106 – Carrera 53 – Calle 98 – Carrera 51B – Calle 90 – Carrera 42B1 – Calle 81 – Carrera 42B – Calle 80B – Carrera 38 – Calle 79A – Carrera 26C7 – Calle 75 – Carrera 34 – Calle 70B – Carrera 38 – Calle 52 – Carrera 41 – Calle 50 – Carrera 44 – Calle 40 – Carrera 38 – Corredor Portuario – <text:s/>Carrera 30 – Calle 17 – NEVADA</text:p>
          </table:table-cell>
          <table:table-cell table:number-columns-repeated="16381"/>
        </table:table-row>
        <table:table-row table:style-name="ro1">
          <table:table-cell office:value-type="float" office:value="24" table:formula="of:=[.A24]+1" table:style-name="ce1">
            <text:p>24</text:p>
          </table:table-cell>
          <table:table-cell office:value-type="string" table:style-name="ce4">
            <text:p>COOLITORAL_RUTA_VILLA_SAN_PABLO</text:p>
          </table:table-cell>
          <table:table-cell office:value-type="string" table:style-name="ce5">
            <text:p>NEVADA – Vía 40 – Parque Cultural – Calle 30 – Carrera 43 – Calle 51 – Carrera 38 – Calle 80B – Carrera 42 – Calle 84B – Carrera 38 – Avenida Circunvalar – Carrera 31 – Calle 123 – Carrera 37 – Calle 120 – Carrera 38 – Villa San Pablo – Carrera 38 – Calle 120 – Carrera 37 – Calle 123 – Carrera 31 – Calle 113 – Carrera 38 – Calle 84B – Carrera 42 – Calle 80B – Carrera 38 – Calle 52 – Carrera 41 – Calle 50 – Carrera 44 – Calle 30 – Intendencia Fluvial – Vía 40 – NEVADA</text:p>
          </table:table-cell>
          <table:table-cell table:number-columns-repeated="16381"/>
        </table:table-row>
        <table:table-row table:style-name="ro1">
          <table:table-cell office:value-type="float" office:value="25" table:formula="of:=[.A25]+1" table:style-name="ce1">
            <text:p>25</text:p>
          </table:table-cell>
          <table:table-cell office:value-type="string" table:style-name="ce4">
            <text:p>COOLITORAL_RUTAS_CIRCUNVALAR_UNIVERSIDADES</text:p>
          </table:table-cell>
          <table:table-cell office:value-type="string" table:style-name="ce5">
            <text:p>NEVADA – Villa Adela – Calle 49 – Carrera 7 – Calle 52 – Carrera 8 – Calle 54 – Carrera 15 – Avenida Murillo – Avenida Circunvalar – BARRANQUILLA – Avenida Circunvalar – Carrera 51B – Corredor Universitario – Universidad del Atlántico – Corredor Universitario – Carrera 51B – Avenida Circunvalar – Vía 40 – Parque Cultural – Calle 30 – Carrera 39 – Calle 29 – Carrera 38 – Corredor Portuario – Carrera 30 – Calle 17 – Boulevard de Simón Bolívar <text:s/>– Avenida Circunvalar – Calle 30 – SOLEDAD – Autopista al Aeropuerto – Carrera 17 – Calle 41 – Carrera 14 – Calle 54 – Carrera 8 – Calle 52 – Carrera 7 – Calle 49 – Villa Adela – NEVADA</text:p>
          </table:table-cell>
          <table:table-cell table:number-columns-repeated="16381"/>
        </table:table-row>
        <table:table-row table:style-name="ro1">
          <table:table-cell office:value-type="float" office:value="26" table:formula="of:=[.A26]+1" table:style-name="ce1">
            <text:p>26</text:p>
          </table:table-cell>
          <table:table-cell office:value-type="string" table:style-name="ce4">
            <text:p>COOTRA_COLSUR</text:p>
          </table:table-cell>
          <table:table-cell office:value-type="string" table:style-name="ce1">
            <text:p>NEVADA – Los Almendros – Calle 79 – Boulevard de Los Robles – El Manantial – Avenida Murillo – Avenida Circunvalar – Calle 30 – Carrera 30 – Calle 18 – Autopista al Aeropuerto – Aeropuerto Ernesto Cortissoz – MALAMBO – Via Oriental – Calle 10 – Carrera 8 – Calle 12 – Carrera 1B – Calle 11 – Carrera 1A1 – Carrera 3ASur – Calle 10 – Carrera 1D – Calle 5A – Carrera 4Sur – Villa Esperanza – La Luna – Carrera 5Sur – Vía Oriental – Diagonal 18 – Vía a Caracolí – Sexta Entrada – Granabastos – Avenida Murillo – Avenida Circunvalar – Calle 81 – Los Almendros – NEVADA</text:p>
          </table:table-cell>
          <table:table-cell table:number-columns-repeated="16381"/>
        </table:table-row>
        <table:table-row table:style-name="ro1">
          <table:table-cell office:value-type="float" office:value="27" table:formula="of:=[.A27]+1" table:style-name="ce1">
            <text:p>27</text:p>
          </table:table-cell>
          <table:table-cell office:value-type="string" table:style-name="ce4">
            <text:p>COOTRAB_PLACA_AZUL</text:p>
          </table:table-cell>
          <table:table-cell office:value-type="string" table:style-name="ce1">
            <text:p>NEVADA – <text:s/>Vía a Manuela Beltrán – Calle 56 – Carrera 9D – Calle 54 – Carrera 11 – Calle 43 – Carrera 14 – Ciudad del Puerto – Carrera 24 – Calle 45 – Carrera 30 – Calle 43 – Carrera 37 – Calle 35 – Carrera 30 – Calle 30 – BARRANQUILLA – Carrera 4 – Calle 38B – Carrera 6B – Calle 36B – Carrera 19B – Calle 38 – Carrera 29 – Calle 35 – Carrera 43 – Calle 53 – Carrera 54 – Universidad Simón Bolívar – Carrera 58 – Calle 77 – Vía 40 – Calle 58 – Carrera 54 – Calle 54 – Carrera 44 – Calle 37 – Carrera 25 – Calle 29B – Carrera 23 – Calle 24 – Carrera 7 – Boulevard de Simón Bolívar – <text:s/>Avenida Circunvalar – Calle 30 – SOLEDAD – La Arboleda – Carrera 30 – Calle 45 – Carrera 24 – Calle 48 – Carrera 19 – Ciudad del Puerto – Carrera 14 – Calle 44 – Carrera 11 – Calle 37 – Vía a Manuela Beltrán – NEVADA</text:p>
          </table:table-cell>
          <table:table-cell table:number-columns-repeated="16381"/>
        </table:table-row>
        <table:table-row table:style-name="ro1">
          <table:table-cell office:value-type="float" office:value="28" table:formula="of:=[.A28]+1" table:style-name="ce1">
            <text:p>28</text:p>
          </table:table-cell>
          <table:table-cell office:value-type="string" table:style-name="ce4">
            <text:p>COOTRAB_PLACA_AZUL</text:p>
          </table:table-cell>
          <table:table-cell office:value-type="string" table:style-name="ce5">
            <text:p>NEVADA – <text:s/>Vía a Manuela Beltrán – Calle 56 – Carrera 9D – Calle 54 – Carrera 11 – Calle 43 – Carrera 14 – Ciudad del Puerto – Carrera 24 – Calle 45 – Carrera 30 – Calle 43 – Carrera 37 – Calle 35 – Carrera 30 – Calle 30 – BARRANQUILLA – Carrera 4 – Calle 38B – Carrera 6B – Calle 36B – Carrera 19B – Calle 38 – Carrera 29 – Calle 35 – Carrera 43 – Calle 53 – Carrera 54 – Universidad Simón Bolívar – Carrera 58 – Calle 77 – Vía 40 – Calle 58 – Carrera 54 – Calle 54 – Carrera 44 – Calle 37 – Carrera 25 – Calle 29B – Carrera 23 – Calle 24 – Carrera 7 – Boulevard de Simón Bolívar – <text:s/>Avenida Circunvalar – Calle 30 – SOLEDAD – La Arboleda – Carrera 30 – Calle 45 – Carrera 24 – Calle 48 – Carrera 19 – Ciudad del Puerto – Carrera 14 – Calle 44 – Carrera 11 – Calle 37 – Vía a Manuela Beltrán – NEVADA</text:p>
          </table:table-cell>
          <table:table-cell table:number-columns-repeated="16381"/>
        </table:table-row>
        <table:table-row table:style-name="ro1">
          <table:table-cell office:value-type="float" office:value="29" table:formula="of:=[.A29]+1" table:style-name="ce1">
            <text:p>29</text:p>
          </table:table-cell>
          <table:table-cell office:value-type="string" table:style-name="ce4">
            <text:p>COOTRAB_PLACA_AZUL</text:p>
          </table:table-cell>
          <table:table-cell office:value-type="string" table:style-name="ce1">
            <text:p>NEVADA – <text:s/>Vía a Manuela Beltrán – Calle 56 – Carrera 9D – Calle 54 – Carrera 11 – Calle 43 – Carrera 14 – Ciudad del Puerto – Carrera 24 – Calle 45 – Carrera 30 – Calle 43 – Carrera 37 – Calle 35 – Carrera 30 – Calle 30 – BARRANQUILLA – Carrera 4 – Calle 38B – Carrera 6B – Calle 36B – Carrera 19B – Calle 38 – Carrera 29 – Calle 35 – Carrera 43 – Calle 53 – Carrera 54 – Universidad Simón Bolívar – Carrera 58 – Calle 77 – Vía 40 – Calle 58 – Carrera 54 – Calle 54 – Carrera 44 – Calle 37 – Carrera 25 – Calle 29B – Carrera 23 – Calle 24 – Carrera 7 – Boulevard de Simón Bolívar – <text:s/>Avenida Circunvalar – Calle 30 – SOLEDAD – La Arboleda – Carrera 30 – Calle 45 – Carrera 24 – Calle 48 – Carrera 19 – Ciudad del Puerto – Carrera 14 – Calle 44 – Carrera 11 – Calle 37 – Vía a Manuela Beltrán – NEVADA</text:p>
          </table:table-cell>
          <table:table-cell table:number-columns-repeated="16381"/>
        </table:table-row>
        <table:table-row table:style-name="ro1">
          <table:table-cell office:value-type="float" office:value="30" table:formula="of:=[.A30]+1" table:style-name="ce1">
            <text:p>30</text:p>
          </table:table-cell>
          <table:table-cell office:value-type="string" table:style-name="ce4">
            <text:p>COOTRAB_PLACA_ROJA</text:p>
          </table:table-cell>
          <table:table-cell office:value-type="string" table:style-name="ce1">
            <text:p>NEVADA – <text:s/>Vía a Manuela Beltrán – Calle 37 – Carrera 11 – Calle 43 – Carrera 14 – Ciudad del Puerto – Carrera 19 – Calle 48 – Carrera 24 – Calle 58B – Avenida Circunvalar – Calle 56 – Las Gaviotas – Avenida Las Torres – Avenida Circunvalar – Boulevard de Simón Bolívar – <text:s/>Carrera 7 – Calle 24 – Carrera 23 – Calle 29B – Carrera 25 – Calle 35 – Carrera 36 – Calle 36 – Carrera 43 – Calle 53 – Carrera 54 – Calle 58 – Vía 40 – Calle 76 – Carrera 58 – Calle 64 – Carrera 59 – Calle 59 – Carrera 54 – Calle 54 – Carrera 44 – Calle 40 – Carrera 30 – Calle 39 – Carrera 29 – Calle 38 – Carrera 19B – Calle 36B – Carrera 6B – Calle 38B – Carrera 4 – Calle 30 – SOLEDAD – La Arboleda – Carrera 30 – Calle 45 – Carrera 24 – Calle 48 – Carrera 19 – Ciudad del Puerto – Carrera 14 – Calle 54 – Carrera 9D – Calle 56 – Vía a Manuela Beltrán – NEVADA</text:p>
          </table:table-cell>
          <table:table-cell table:number-columns-repeated="16381"/>
        </table:table-row>
        <table:table-row table:style-name="ro1">
          <table:table-cell office:value-type="float" office:value="31" table:formula="of:=[.A31]+1" table:style-name="ce1">
            <text:p>31</text:p>
          </table:table-cell>
          <table:table-cell office:value-type="string" table:style-name="ce4">
            <text:p>COOTRAB_PLACA_ROJA</text:p>
          </table:table-cell>
          <table:table-cell office:value-type="string" table:style-name="ce1">
            <text:p>NEVADA – <text:s/>Vía a Manuela Beltrán – Calle 37 – Carrera 11 – Calle 43 – Carrera 14 – Ciudad del Puerto – Carrera 19 – Calle 48 – Carrera 24 – Calle 58B – Avenida Circunvalar – Calle 56 – Las Gaviotas – Avenida Las Torres – Avenida Circunvalar – Boulevard de Simón Bolívar – <text:s/>Carrera 7 – Calle 24 – Carrera 23 – Calle 29B – Carrera 25 – Calle 35 – Carrera 36 – Calle 36 – Carrera 43 – Calle 53 – Carrera 54 – Calle 58 – Vía 40 – Calle 76 – Carrera 58 – Calle 64 – Carrera 59 – Calle 59 – Carrera 54 – Calle 54 – Carrera 44 – Calle 40 – Carrera 30 – Calle 39 – Carrera 29 – Calle 38 – Carrera 19B – Calle 36B – Carrera 6B – Calle 38B – Carrera 4 – Calle 30 – SOLEDAD – La Arboleda – Carrera 30 – Calle 45 – Carrera 24 – Calle 48 – Carrera 19 – Ciudad del Puerto – Carrera 14 – Calle 54 – Carrera 9D – Calle 56 – Vía a Manuela Beltrán – NEVADA</text:p>
          </table:table-cell>
          <table:table-cell table:number-columns-repeated="16381"/>
        </table:table-row>
        <table:table-row table:style-name="ro1">
          <table:table-cell office:value-type="float" office:value="32" table:formula="of:=[.A32]+1" table:style-name="ce1">
            <text:p>32</text:p>
          </table:table-cell>
          <table:table-cell office:value-type="string" table:style-name="ce4">
            <text:p>COOTRACOLSUR</text:p>
          </table:table-cell>
          <table:table-cell office:value-type="string" table:style-name="ce1">
            <text:p>NEVADA – Los Almendros – Calle 79 – Boulevard de Los Robles – El Manantial – Avenida Murillo – Avenida Circunvalar – Calle 30 – Carrera 30 – Calle 18 – Autopista al Aeropuerto – Aeropuerto Ernesto Cortissoz – MALAMBO – Via Oriental – Calle 10 – Carrera 8 – Calle 12 – Carrera 1B – Calle 11 – Carrera 1A1 – Carrera 3ASur – Calle 10 – Carrera 1D – Calle 5A – Carrera 4Sur – Villa Esperanza – La Luna – Carrera 5Sur – Vía Oriental – Diagonal 18 – Vía a Caracolí – Sexta Entrada – Granabastos – Avenida Murillo – Avenida Circunvalar – Calle 81 – Los Almendros – NEVADA</text:p>
          </table:table-cell>
          <table:table-cell table:number-columns-repeated="16381"/>
        </table:table-row>
        <table:table-row table:style-name="ro1">
          <table:table-cell office:value-type="float" office:value="33" table:formula="of:=[.A33]+1" table:style-name="ce1">
            <text:p>33</text:p>
          </table:table-cell>
          <table:table-cell office:value-type="string" table:style-name="ce4">
            <text:p>COOTRANSNORTE_CORDIALIDAD</text:p>
          </table:table-cell>
          <table:table-cell office:value-type="string" table:style-name="ce1">
            <text:p>NEVADA – Corregimiento La Playa – Carrera 10 – Adelita de Char – Calle 14 – Corredor Universitario – Carrera 51B – Calle 106 – Carrera 50 – Calle 100 – Carrera 49C – Calle 96 – Carrera 42H – Calle 82 – Instrumentos Públicos – Calle 80B – Carrera 38 – Calle 79A – Carrera 26C7 – Calle 79 – Carrera 26C1 – Calle 76A – Carrera 26B – Calle 72 – Carrera 27 – Calle 70C – Carrera 24 – Calle 53D – Carrera 16 – Avenida Cordialidad – Las Gardenias – <text:s/>Avenida Cordialidad – Carrera 13 – Calle 53D – Carrera 23 – Calle 70C – Carrera 27 – Calle 72 – Carrera 26B – Calle 76A – Carrera 26C1 – Calle 79 – Carrera 26C7 – Calle 79A – Carrera 38 – Calle 80B – Carrera 42F – Calle 79 – Carrera 42H – Calle 96 – Carrera 42F – Calle 97 – Carrera 43 – Calle 98 – Carrera 45 – Calle 96A – Carrera 45B – Calle 95 – Carrera 46 – Calle 98 – Carrera 49C – Calle 100 – Carrera 50 – Calle 106 – Carrera 51B – Corredor Universitario – Corregimiento La Playa – Calle 14 – Carrera 10 – Adelita de Char – NEVADA</text:p>
          </table:table-cell>
          <table:table-cell table:number-columns-repeated="16381"/>
        </table:table-row>
        <table:table-row table:style-name="ro1">
          <table:table-cell office:value-type="float" office:value="34" table:formula="of:=[.A34]+1" table:style-name="ce1">
            <text:p>34</text:p>
          </table:table-cell>
          <table:table-cell office:value-type="string" table:style-name="ce4">
            <text:p>COOTRANSNORTE_CORDIALIDAD</text:p>
          </table:table-cell>
          <table:table-cell office:value-type="string" table:style-name="ce1">
            <text:p>NEVADA – Corregimiento La Playa – Carrera 10 – Adelita de Char – Calle 14 – Corredor Universitario – Carrera 51B – Calle 106 – Carrera 50 – Calle 100 – Carrera 49C – Calle 96 – Carrera 42H – Calle 82 – Instrumentos Públicos – Calle 80B – Carrera 38 – Calle 79A – Carrera 26C7 – Calle 79 – Carrera 26C1 – Calle 76A – Carrera 26B – Calle 72 – Carrera 27 – Calle 70C – Carrera 24 – Calle 53D – Carrera 16 – Avenida Cordialidad – Las Gardenias – <text:s/>Avenida Cordialidad – Carrera 13 – Calle 53D – Carrera 23 – Calle 70C – Carrera 27 – Calle 72 – Carrera 26B – Calle 76A – Carrera 26C1 – Calle 79 – Carrera 26C7 – Calle 79A – Carrera 38 – Calle 80B – Carrera 42F – Calle 79 – Carrera 42H – Calle 96 – Carrera 42F – Calle 97 – Carrera 43 – Calle 98 – Carrera 45 – Calle 96A – Carrera 45B – Calle 95 – Carrera 46 – Calle 98 – Carrera 49C – Calle 100 – Carrera 50 – Calle 106 – Carrera 51B – Corredor Universitario – Corregimiento La Playa – Calle 14 – Carrera 10 – Adelita de Char – NEVADA</text:p>
          </table:table-cell>
          <table:table-cell table:number-columns-repeated="16381"/>
        </table:table-row>
        <table:table-row table:style-name="ro1">
          <table:table-cell office:value-type="float" office:value="35" table:formula="of:=[.A35]+1" table:style-name="ce1">
            <text:p>35</text:p>
          </table:table-cell>
          <table:table-cell office:value-type="string" table:style-name="ce4">
            <text:p>COOTRANSNORTE_VÍA_40</text:p>
          </table:table-cell>
          <table:table-cell office:value-type="string" table:style-name="ce1">
            <text:p>NEVADA – Corregimiento La Playa – Adelita de Char – Carrera 10 – Carretera a Las Flores – Vía 40 – Calle 58 – Universidad Simón Bolívar – Calle 59 – Carrera 44 – Calle 30 – Intendencia Fluvial – Vía 40 – Corregimiento La Playa – Adelita de Char – Carrera 10 – NEVADA</text:p>
          </table:table-cell>
          <table:table-cell table:number-columns-repeated="16381"/>
        </table:table-row>
        <table:table-row table:style-name="ro1">
          <table:table-cell office:value-type="float" office:value="36" table:formula="of:=[.A36]+1" table:style-name="ce1">
            <text:p>36</text:p>
          </table:table-cell>
          <table:table-cell office:value-type="string" table:style-name="ce4">
            <text:p>COOTRANSNORTE_VÍA_40</text:p>
          </table:table-cell>
          <table:table-cell office:value-type="string" table:style-name="ce1">
            <text:p>NEVADA – Corregimiento La Playa – Adelita de Char – Carrera 10 – Carretera a Las Flores – Vía 40 – Calle 58 – Universidad Simón Bolívar – Calle 59 – Carrera 44 – Calle 30 – Intendencia Fluvial – Vía 40 – Corregimiento La Playa – Adelita de Char – Carrera 10 – NEVADA</text:p>
          </table:table-cell>
          <table:table-cell table:number-columns-repeated="16381"/>
        </table:table-row>
        <table:table-row table:style-name="ro1">
          <table:table-cell office:value-type="float" office:value="37" table:formula="of:=[.A37]+1" table:style-name="ce1">
            <text:p>37</text:p>
          </table:table-cell>
          <table:table-cell office:value-type="string" table:style-name="ce4">
            <text:p>COOTRANSPORCAR</text:p>
          </table:table-cell>
          <table:table-cell office:value-type="string" table:style-name="ce1">
            <text:p>NEVADA – <text:s/>Carrera 23 – Calle 17 – Boulevard de Simón Bolívar – <text:s/>Carrera 4B – Calle 24B – Carrera 5 – Calle 27B – Carrera 6C – Calle 26 – Carrera 21B – Calle 30 – Carrera 22 – Calle 38 – Carrera 21 – Calle 57 – Carrera 27 – Calle 70B – Carrera 36 – Calle 72 – Vía 40 – Calle 85 – Carrera 76 – Calle 88 – Carrera 75A – Calle 92 – Carrera 73 – Calle 93 – Carrera 71 – Calle 82 – Carrera 76 – Calle 85 – Vía 40 – Calle 72 – Carrera 35B – Calle 71 – Carrera 27 – Calle 57 – Carrera 21 – Calle 36B – Carrera 14 – Calle 30 – Carrera 21B – Calle 26 – Carrera 6C – Calle 27B – Carrera 5 – Calle 24B – Carrera 4B – Boulevard de Simón Bolívar – <text:s/>Calle 17 – Carrera 23 – NEVADA</text:p>
          </table:table-cell>
          <table:table-cell table:number-columns-repeated="16381"/>
        </table:table-row>
        <table:table-row table:style-name="ro1">
          <table:table-cell office:value-type="float" office:value="38" table:formula="of:=[.A38]+1" table:style-name="ce1">
            <text:p>38</text:p>
          </table:table-cell>
          <table:table-cell office:value-type="string" table:style-name="ce4">
            <text:p>COOTRANSPORCAR</text:p>
          </table:table-cell>
          <table:table-cell office:value-type="string" table:style-name="ce1">
            <text:p>NEVADA – <text:s/>Carrera 23 – Calle 17 – Boulevard de Simón Bolívar – <text:s/>Carrera 4B – Calle 24B – Carrera 5 – Calle 27B – Carrera 6C – Calle 26 – Carrera 21B – Calle 30 – Carrera 22 – Calle 38 – Carrera 21 – Calle 57 – Carrera 27 – Calle 70B – Carrera 36 – Calle 72 – Vía 40 – Calle 85 – Carrera 76 – Calle 88 – Carrera 75A – Calle 92 – Carrera 73 – Calle 93 – Carrera 71 – Calle 82 – Carrera 76 – Calle 85 – Vía 40 – Calle 72 – Carrera 35B – Calle 71 – Carrera 27 – Calle 57 – Carrera 21 – Calle 36B – Carrera 14 – Calle 30 – Carrera 21B – Calle 26 – Carrera 6C – Calle 27B – Carrera 5 – Calle 24B – Carrera 4B – Boulevard de Simón Bolívar – <text:s/>Calle 17 – Carrera 23 – NEVADA</text:p>
          </table:table-cell>
          <table:table-cell table:number-columns-repeated="16381"/>
        </table:table-row>
        <table:table-row table:style-name="ro1">
          <table:table-cell office:value-type="float" office:value="39" table:formula="of:=[.A39]+1" table:style-name="ce1">
            <text:p>39</text:p>
          </table:table-cell>
          <table:table-cell office:value-type="string" table:style-name="ce4">
            <text:p>COOTRASOL_ARBOLEDA _VILLA_ANGELITA</text:p>
          </table:table-cell>
          <table:table-cell office:value-type="string" table:style-name="ce1">
            <text:p>NEVADA – Ciudad Bonita – El Manantial – Villa Angelita – Calle 76C – Carrera 17 – Calle 69 – Carrera 18 – Calle 56 – Carrera 24 – Calle 45 – Carrera 30 – Calle 43 – Carrera 37 – Calle 35 – Carrera 30 – Arboleda – Calle 30 – BARRANQUILLA – Calle 30 – Mercado Público – Calle 30 – SOLEDAD – La Arboleda – Carrera 37 – Calle 43 – Carrera 30 – Calle 45 – Carrera 24 – Calle 56 – Carrera 18 – Calle 69 – Carrera 17 – Calle 76C – Villa Angelita – El Manantial – Ciudad Bonita – NEVADA</text:p>
          </table:table-cell>
          <table:table-cell table:number-columns-repeated="16381"/>
        </table:table-row>
        <table:table-row table:style-name="ro1">
          <table:table-cell office:value-type="float" office:value="40" table:formula="of:=[.A40]+1" table:style-name="ce1">
            <text:p>40</text:p>
          </table:table-cell>
          <table:table-cell office:value-type="string" table:style-name="ce4">
            <text:p>COOTRASOL_ARBOLEDA_NORMANDÍA</text:p>
          </table:table-cell>
          <table:table-cell office:value-type="string" table:style-name="ce1">
            <text:p>NEVADA – Normandía – Calle 48 – Carrera 15G – Calle 50 – Carrera 16B – Calle 53A1 – Diagonal 51 – Transversal 18 – Carrera 20 – Calle 45B – Carrera 24 – Calle 45 – Carrera 30 – Calle 43 – Carrera 37 – Calle 35 – Carrera 30 – Arboleda – Calle 30 – BARRANQUILLA – Calle 30 – Mercado Público – Calle 30 – La Arboleda – SOLEDAD – Carrera 37 – Calle 43 – Carrera 30 – Calle 45 – Carrera 24 – Calle 45B – Carrera 20 – Transversal 18 – Diagonal 51 – Calle 53A1 – Carrera 16B – Calle 50 – Carrera 15G – Calle 48 – Normandía – NEVADA</text:p>
          </table:table-cell>
          <table:table-cell table:number-columns-repeated="16381"/>
        </table:table-row>
        <table:table-row table:style-name="ro1">
          <table:table-cell office:value-type="float" office:value="41" table:formula="of:=[.A41]+1" table:style-name="ce1">
            <text:p>41</text:p>
          </table:table-cell>
          <table:table-cell office:value-type="string" table:style-name="ce4">
            <text:p>COOTRASOL_ARBOLEDA_NORMANDÍA</text:p>
          </table:table-cell>
          <table:table-cell office:value-type="string" table:style-name="ce1">
            <text:p>NEVADA – Normandía – Calle 48 – Carrera 15G – Calle 50 – Carrera 16B – Calle 53A1 – Diagonal 51 – Transversal 18 – Carrera 20 – Calle 45B – Carrera 24 – Calle 45 – Carrera 30 – Calle 43 – Carrera 37 – Calle 35 – Carrera 30 – Arboleda – Calle 30 – BARRANQUILLA – Calle 30 – Mercado Público – Calle 30 – La Arboleda – SOLEDAD – Carrera 37 – Calle 43 – Carrera 30 – Calle 45 – Carrera 24 – Calle 45B – Carrera 20 – Transversal 18 – Diagonal 51 – Calle 53A1 – Carrera 16B – Calle 50 – Carrera 15G – Calle 48 – Normandía – NEVADA</text:p>
          </table:table-cell>
          <table:table-cell table:number-columns-repeated="16381"/>
        </table:table-row>
        <table:table-row table:style-name="ro1">
          <table:table-cell office:value-type="float" office:value="42" table:formula="of:=[.A42]+1" table:style-name="ce1">
            <text:p>42</text:p>
          </table:table-cell>
          <table:table-cell office:value-type="string" table:style-name="ce4">
            <text:p>COOTRASOL_ARBOLEDA_VILLA_ANGELITA</text:p>
          </table:table-cell>
          <table:table-cell office:value-type="string" table:style-name="ce1">
            <text:p>NEVADA – Ciudad Bonita – El Manantial – Villa Angelita – Calle 76C – Carrera 17 – Calle 69 – Carrera 18 – Calle 56 – Carrera 24 – Calle 45 – Carrera 30 – Calle 43 – Carrera 37 – Calle 35 – Carrera 30 – Arboleda – Calle 30 – BARRANQUILLA – Calle 30 – Mercado Público – Calle 30 – SOLEDAD – La Arboleda – Carrera 37 – Calle 43 – Carrera 30 – Calle 45 – Carrera 24 – Calle 56 – Carrera 18 – Calle 69 – Carrera 17 – Calle 76C – Villa Angelita – El Manantial – Ciudad Bonita – NEVADA</text:p>
          </table:table-cell>
          <table:table-cell table:number-columns-repeated="16381"/>
        </table:table-row>
        <table:table-row table:style-name="ro1">
          <table:table-cell office:value-type="float" office:value="43" table:formula="of:=[.A43]+1" table:style-name="ce1">
            <text:p>43</text:p>
          </table:table-cell>
          <table:table-cell office:value-type="string" table:style-name="ce4">
            <text:p>COOTRASOL_HIPODROMO</text:p>
          </table:table-cell>
          <table:table-cell office:value-type="string" table:style-name="ce1">
            <text:p>NEVADA – Villa Campo – El Edén – Calle 14 – Carrera 7A – Calle 12 – Carrera 8 – Vía Oriental – SOLEDAD – Autopista al Aeropuerto – La Virgencita – Calle 18 – Carrera 30 – Hipódromo – BARRANQUILLA – Calle 30 – Carrera 45 – Calle 42 – Carrera 43 – Calle 68 – Carrera 54 – Calle 54 – Carrera 44 – Calle 30 – SOLEDAD – Hipodrómo – Carrera 30 – Calle 18 – La Virgencita – Autopista al Aeropuerto – MALAMBO – Via Oriental – Carrera 8 – Calle 14 – El Edén – Villa Campo – NEVADA</text:p>
          </table:table-cell>
          <table:table-cell table:number-columns-repeated="16381"/>
        </table:table-row>
        <table:table-row table:style-name="ro1">
          <table:table-cell office:value-type="float" office:value="44" table:formula="of:=[.A44]+1" table:style-name="ce1">
            <text:p>44</text:p>
          </table:table-cell>
          <table:table-cell office:value-type="string" table:style-name="ce4">
            <text:p>COOTRASOL_HIPODROMO</text:p>
          </table:table-cell>
          <table:table-cell office:value-type="string" table:style-name="ce1">
            <text:p>NEVADA – Villa Campo – El Edén – Calle 14 – Carrera 7A – Calle 12 – Carrera 8 – Vía Oriental – SOLEDAD – Autopista al Aeropuerto – La Virgencita – Calle 18 – Carrera 30 – Hipódromo – BARRANQUILLA – Calle 30 – Carrera 45 – Calle 42 – Carrera 43 – Calle 68 – Carrera 54 – Calle 54 – Carrera 44 – Calle 30 – SOLEDAD – Hipodrómo – Carrera 30 – Calle 18 – La Virgencita – Autopista al Aeropuerto – MALAMBO – Via Oriental – Carrera 8 – Calle 14 – El Edén – Villa Campo – NEVADA</text:p>
          </table:table-cell>
          <table:table-cell table:number-columns-repeated="16381"/>
        </table:table-row>
        <table:table-row table:style-name="ro1">
          <table:table-cell office:value-type="float" office:value="45" table:formula="of:=[.A45]+1" table:style-name="ce1">
            <text:p>45</text:p>
          </table:table-cell>
          <table:table-cell office:value-type="string" table:style-name="ce4">
            <text:p>COOTRASOL_SIMÓN_BOLÍVAR_TRUPILLOS</text:p>
          </table:table-cell>
          <table:table-cell office:value-type="string" table:style-name="ce1">
            <text:p>NEVADA – San Fernando – Ciudadela Real del Caribe – Diagonal 18 – Vía Oriental – SOLEDAD – Autopista al Aeropuerto – La Virgencita – Calle 18 – BARRANQUILLA – Calle 17 – Boulevard de Simón Bolívar – Carrera 7 – Calle 26 – Carrera 21B – Calle 30 – Carrera 45 – Calle 42 – Carrera 43 – Calle 68 – Carrera 54 – Calle 54 – Carrera 44 – Calle 30 – Carrera 22 – Calle 31 – Carrera 20 – Calle 30 – Carrera 21B – Calle 26 – Carrera 7 – Boulevard de Simón Bolívar – Calle 17 – <text:s/>SOLEDAD – Hipódromo – Calle 18 – La Virgencita – Autopista al Aeropuerto – MALAMBO – Vía Oriental – Diagonal 18 – San Fernando – Ciudadela Real del Caribe– NEVADA</text:p>
          </table:table-cell>
          <table:table-cell table:number-columns-repeated="16381"/>
        </table:table-row>
        <table:table-row table:style-name="ro1">
          <table:table-cell office:value-type="float" office:value="46" table:formula="of:=[.A46]+1" table:style-name="ce1">
            <text:p>46</text:p>
          </table:table-cell>
          <table:table-cell office:value-type="string" table:style-name="ce4">
            <text:p>COOTRASOL_SIMÓN_BOLÍVAR_TRUPILLOS</text:p>
          </table:table-cell>
          <table:table-cell office:value-type="string" table:style-name="ce1">
            <text:p>NEVADA – San Fernando – Ciudadela Real del Caribe – Diagonal 18 – Vía Oriental – SOLEDAD – Autopista al Aeropuerto – La Virgencita – Calle 18 – BARRANQUILLA – Calle 17 – Boulevard de Simón Bolívar – Carrera 7 – Calle 26 – Carrera 21B – Calle 30 – Carrera 45 – Calle 42 – Carrera 43 – Calle 68 – Carrera 54 – Calle 54 – Carrera 44 – Calle 30 – Carrera 22 – Calle 31 – Carrera 20 – Calle 30 – Carrera 21B – Calle 26 – Carrera 7 – Boulevard de Simón Bolívar – Calle 17 – <text:s/>SOLEDAD – Hipódromo – Calle 18 – La Virgencita – Autopista al Aeropuerto – MALAMBO – Vía Oriental – Diagonal 18 – San Fernando – Ciudadela Real del Caribe– NEVADA</text:p>
          </table:table-cell>
          <table:table-cell table:number-columns-repeated="16381"/>
        </table:table-row>
        <table:table-row table:style-name="ro1">
          <table:table-cell office:value-type="float" office:value="47" table:formula="of:=[.A47]+1" table:style-name="ce1">
            <text:p>47</text:p>
          </table:table-cell>
          <table:table-cell office:value-type="string" table:style-name="ce4">
            <text:p>COOTRATLANTICO_CALLE 17</text:p>
          </table:table-cell>
          <table:table-cell office:value-type="string" table:style-name="ce1">
            <text:p>NEVADA – Granabastos – Villa Sol – Manuela Beltrán – Autopista al Aeropuerto – Calle 30 – Avenida Circunvalar – Boulevard de Simón Bolívar – <text:s/>Carrera 39A – Calle 32 – Carrera 45 – Calle 28 – Carrera 48 – Calle 18 – Carrera 50 – Calle 15 – BARRANQUILLA – Calle 4 – Carrera 7B – Calle 17 – Carrera 38 – Calle 68 – Carrera 61 – Calle 58 – Universidad Simón Bolívar – Calle 59 – Carrera 43 – Calle 61 – Carrera 41 – Calle 44 – Carrera 40 – Calle 30 – Carrera 39 – Calle 29 – Carrera 38 – Calle 17 – Carrera 7B – Calle 4 – SOLEDAD – Calle 15 – Carrera 50 – Calle 18 – Carrera 48 – Calle 28 – Carrera 45 – Calle 32 – Carrera 39A – Boulevard de Simón Bolívar – <text:s/>Avenida Circunvalar – Calle 30 – <text:s/>Autopista al Aeropuerto <text:s/>– Manuela Beltrán – Villa Sol – Granabastos – NEVADA</text:p>
          </table:table-cell>
          <table:table-cell table:number-columns-repeated="16381"/>
        </table:table-row>
        <table:table-row table:style-name="ro1">
          <table:table-cell office:value-type="float" office:value="48" table:formula="of:=[.A48]+1" table:style-name="ce1">
            <text:p>48</text:p>
          </table:table-cell>
          <table:table-cell office:value-type="string" table:style-name="ce4">
            <text:p>COOTRATLANTICO_CALLE_17</text:p>
          </table:table-cell>
          <table:table-cell office:value-type="string" table:style-name="ce1">
            <text:p>NEVADA – Granabastos – Villa Sol – Manuela Beltrán – Autopista al Aeropuerto – Calle 30 – Avenida Circunvalar – Boulevard de Simón Bolívar – <text:s/>Carrera 39A – Calle 32 – Carrera 45 – Calle 28 – Carrera 48 – Calle 18 – Carrera 50 – Calle 15 – BARRANQUILLA – Calle 4 – Carrera 7B – Calle 17 – Carrera 38 – Calle 68 – Carrera 61 – Calle 58 – Universidad Simón Bolívar – Calle 59 – Carrera 43 – Calle 61 – Carrera 41 – Calle 44 – Carrera 40 – Calle 30 – Carrera 39 – Calle 29 – Carrera 38 – Calle 17 – Carrera 7B – Calle 4 – SOLEDAD – Calle 15 – Carrera 50 – Calle 18 – Carrera 48 – Calle 28 – Carrera 45 – Calle 32 – Carrera 39A – Boulevard de Simón Bolívar – <text:s/>Avenida Circunvalar – Calle 30 – <text:s/>Autopista al Aeropuerto <text:s/>– Manuela Beltrán – Villa Sol – Granabastos – NEVADA</text:p>
          </table:table-cell>
          <table:table-cell table:number-columns-repeated="16381"/>
        </table:table-row>
        <table:table-row table:style-name="ro1">
          <table:table-cell office:value-type="float" office:value="49" table:formula="of:=[.A49]+1" table:style-name="ce1">
            <text:p>49</text:p>
          </table:table-cell>
          <table:table-cell office:value-type="string" table:style-name="ce4">
            <text:p>COOTRATLÁNTICO_PLACA_AMARILLA</text:p>
          </table:table-cell>
          <table:table-cell office:value-type="string" table:style-name="ce1">
            <text:p>NEVADA – Granabastos – Villa Sol – Manuela Beltrán – Autopista al Aeropuerto – SOLEDAD – Carrera 19 – Calle 21 – Carrera 16 – Calle 18 – BARRANQUILLA – Calle 17 – Carrera 15 – Calle 24 – Carrera 28 – Calle 30 – Carrera 45 – Calle 40 – Carrera 44 – Calle 30 – Carrera 28 – Calle 24 – Carrera 15 – Calle 17 – SOLEDAD – Calle 18 – Carrera 19 – Autopista al Aeropuerto – Manuela Beltrán – Villa Sol – Granabastos – NEVADA</text:p>
          </table:table-cell>
          <table:table-cell table:number-columns-repeated="16381"/>
        </table:table-row>
        <table:table-row table:style-name="ro1">
          <table:table-cell office:value-type="float" office:value="50" table:formula="of:=[.A50]+1" table:style-name="ce1">
            <text:p>50</text:p>
          </table:table-cell>
          <table:table-cell office:value-type="string" table:style-name="ce4">
            <text:p>COOTRATLÁNTICO_PLACA_AMARILLA</text:p>
          </table:table-cell>
          <table:table-cell office:value-type="string" table:style-name="ce1">
            <text:p>NEVADA – Granabastos – Villa Sol – Manuela Beltrán – Autopista al Aeropuerto – SOLEDAD – Carrera 19 – Calle 21 – Carrera 16 – Calle 18 – BARRANQUILLA – Calle 17 – Carrera 15 – Calle 24 – Carrera 28 – Calle 30 – Carrera 45 – Calle 40 – Carrera 44 – Calle 30 – Carrera 28 – Calle 24 – Carrera 15 – Calle 17 – SOLEDAD – Calle 18 – Carrera 19 – Autopista al Aeropuerto – Manuela Beltrán – Villa Sol – Granabastos – NEVADA</text:p>
          </table:table-cell>
          <table:table-cell table:number-columns-repeated="16381"/>
        </table:table-row>
        <table:table-row table:style-name="ro1">
          <table:table-cell office:value-type="float" office:value="51" table:formula="of:=[.A51]+1" table:style-name="ce1">
            <text:p>51</text:p>
          </table:table-cell>
          <table:table-cell office:value-type="string" table:style-name="ce1">
            <text:p>EMBUSA_C-17_PALMAS_ANDES_ÉXITO_77</text:p>
          </table:table-cell>
          <table:table-cell office:value-type="string" table:style-name="ce1">
            <text:p>NEVADA – Calle 8 – Carrera 38 – Corredor Portuario – Carrera 30 – Calle 17 – Carrera 15 – Calle 30 – Carrera 8 – Calle 51B – Carrera 8F – Calle 50A – Carrera 10 – Calle 54 – Cancha Cevillar – Carrera 14 – Calle 53D – Carrera 25 – Calle 57 – Carrera 30 – Calle 53D – Carrera 33 – Calle 52 – Carrera 43 – Calle 53 – Carrera 53 – Calle 64 – Carrera 58 – Calle 77 – Vía 40 – Calle 75 – Carrera 61 – Calle 68 – Parque Cisneros – Calle 66 – Carrera 66 – Calle 52 – Carrera 54 – Calle 58 – Universidad Simón Bolívar – Calle 59 – Carrera 47 – Centro Inca – Carrera 50 – Calle 54 – Carrera 30 – Calle 57 – Carrera 26 – Calle 58 – Carrera 25 – Calle 53D – Carrera 16 – Calle 46 – Cancha Cevillar – Calle 54 – Carrera 10 – Calle 50A – Carrera 8F – Calle 51B – Carrera 8 – Calle 30 – Carrera 15 – Calle 17 – Carrera 30 – Zona Franca – DIAN – Carrera 38 – Calle 8 – NEVADA</text:p>
          </table:table-cell>
          <table:table-cell table:number-columns-repeated="16381"/>
        </table:table-row>
        <table:table-row table:style-name="ro1">
          <table:table-cell office:value-type="float" office:value="52" table:formula="of:=[.A52]+1" table:style-name="ce1">
            <text:p>52</text:p>
          </table:table-cell>
          <table:table-cell office:value-type="string" table:style-name="ce1">
            <text:p>FLOTA_ANGULO_COLINAS</text:p>
          </table:table-cell>
          <table:table-cell office:value-type="string" table:style-name="ce1">
            <text:p>NEVADA – Calle 8 – Carrera 43 – Hospital Metropolitano – Carrera 42F – Calle 79B – Carrera 42H – Calle 84B – Carrera 43 – Calle 96 – Carrera 42C – Calle 93 – Carrera 42B1 – Calle 88 – Carrera 42A4 – Calle 83 – Carrera 42 – Calle 84B – Carrera 38 – Calle 100 – Carrera 37 – Calle 85 – Carrera 36 – Calle 87 – Carrera 34 – Calle 100 – Carrera 36 – Calle 108 – Carrera 38 – Avenida Circunvalar – Carrera 31 – Calle 123 – Carrera 37 – Calle 114 – Carrera 38 – Calle 109 – Carrera 36 – Calle 107A – Carrera 35B – Calle 100 – Carrera 34 – Calle 87 – Carrera 36 – Calle 85 – Carrera 37 – Calle 100 – Carrera 38 – Calle 84B – Carrera 42 – Calle 83 – Carrera 42B1 – Calle 93 – Carrera 42C – Calle 96 – Carrera 42H – Calle 82 – Carrera 42F – Calle 74 – Carrera 44 – Calle 8 – NEVADA</text:p>
          </table:table-cell>
          <table:table-cell table:number-columns-repeated="16381"/>
        </table:table-row>
        <table:table-row table:style-name="ro1">
          <table:table-cell office:value-type="float" office:value="53" table:formula="of:=[.A53]+1" table:style-name="ce1">
            <text:p>53</text:p>
          </table:table-cell>
          <table:table-cell office:value-type="string" table:style-name="ce1">
            <text:p>FLOTA_ANGULO_MIRAMAR</text:p>
          </table:table-cell>
          <table:table-cell office:value-type="string" table:style-name="ce1">
            <text:p>NEVADA – Calle 8 – Carrera 43 – Hospital Metropolitano – Carrera 42F – Calle 79B – Carrera 42H – Calle 84B – Carrera 43 – Miramar – Avenida Circunvalar – Alameda Del Río – Calle 112 – Carrera 43B – Calle 114 – Carrera 43 – Calle 112 – Carrera 42 – Calle 113 – Carrera 41G – Calle 116 – Carrera 43 – Calle 118 – Carrera 43 – Avenida Circunvalar – Carrera 31 – Calle 123 – Carrera 37 – Calle 114 – Carrera 38 – Calle 108 – Carrera 36 – Calle 107A – Carrera 35B – Calle 100 – Carrera 34 – Calle 87 – Carrera 36 – Calle 85 – Carrera 37 – Calle 100 – Carrera 38 – Calle 84B – Carrera 42 – Calle 83 – Carrera 42B1 – Calle 93 – Carrera 42C – Calle 96 – Carrera 42H – Calle 82 – Carrera 42F – Calle 74 – Carrera 44 – Calle 8 – NEVADA</text:p>
          </table:table-cell>
          <table:table-cell table:number-columns-repeated="16381"/>
        </table:table-row>
        <table:table-row table:style-name="ro1">
          <table:table-cell office:value-type="float" office:value="54" table:formula="of:=[.A54]+1" table:style-name="ce1">
            <text:p>54</text:p>
          </table:table-cell>
          <table:table-cell office:value-type="string" table:style-name="ce1">
            <text:p>FUTURO_EXPRESS</text:p>
          </table:table-cell>
          <table:table-cell office:value-type="string" table:style-name="ce1">
            <text:p>NEVADA – Avenida Circunvalar – Boulevard de Simón Bolívar – Carrera 7 – Calle 24 – Carrera 10 – Calle 30 – Carrera 39 – Calle 38 – Carrera 43 – Calle 84 – Carrera 59B – Air-e – Carrera 59 – Calle 77 – Vía 40 – Calle 76 – Carrera 58 – Universidad Simón Bolívar – Carrera 54 – Calle 54 – Carrera 41 – Calle 37 – Carrera 40 – Calle 30 – Carrera 15 – Calle 24 – Carrera 7 – Boulevard de Simón Bolívar – Avenida Circunvalar – NEVADA</text:p>
          </table:table-cell>
          <table:table-cell table:number-columns-repeated="16381"/>
        </table:table-row>
        <table:table-row table:style-name="ro1">
          <table:table-cell office:value-type="float" office:value="55" table:formula="of:=[.A55]+1" table:style-name="ce1">
            <text:p>55</text:p>
          </table:table-cell>
          <table:table-cell office:value-type="string" table:style-name="ce1">
            <text:p>LA_CAROLINA_CALLE_17_VILLA_CAROLINA_ALAMEDA_DEL RÍO</text:p>
          </table:table-cell>
          <table:table-cell office:value-type="string" table:style-name="ce1">
            <text:p>NEVADA – Terminal de Transportes – Carrera 15 – Avenida Murillo – Carrera 13 – Calle 72 – Carrera 12D – Calle 75 – Carrera 12A – Calle 72 – Carrera 12 – Calle 56 – Carrera 9D – Calle 54 – Carrera 8 – Calle 52 – Carrera 11 – Calle 43 – Carrera 14 – Calle 41 – Carrera 17 – Autopista al Aeropuerto – Carrera 19 – Calle 21 – Carrera 16 – Calle 18 – BARRANQUILLA – Calle 17 – Carrera 38 – Calle 30 – Intendencia Fluvial – Vía 40 – Calle 58 – Carrera 54 – Calle 75 – Carrera 60 – Paraíso – Carrera 65 – Calle 84 – Carrera 71 – Calle 98 – Carrera 51B – Avenida Circunvalar – Alameda del Río – Calle 112 – Carrera 43B – Calle 114 – Carrera 43 – Calle 112 – Carrera 42 – Calle 113 – Carrera 41G – Calle 116 – Carrera 43 – Calle 118 – Carrera 43 – Avenida Circunvalar – Carrera 51B – Calle 100 – Carrera 55 – Calle 99A – Carrera 56 – Calle 94 – Carrera 71 – Calle 92 – Carrera 75A – Calle 89 – Carrera 76 – Calle 85 – Vía 40 – Calle 58 – Universidad Simón Bolívar – Calle 59 – Carrera 47 – Centro Inca – Carrera 50 – Calle 37 – Carrera 38 – Calle 30 – SOLEDAD –  Autopista al Aeropuerto – Carrera 17 – Calle 41 – Carrera 14 – Calle 52 – Carrera 8 – Calle 54 – Carrera 9D – Calle 56 – Carrera 12 – Calle 72 – Carrera 12A – Calle 75 – Carrera 12D – Calle 72 – Carrera 13 – Calle 66 – Carrera 12 – Avenida Murillo – Carrera 14 – Terminal de Transportes – NEVADA</text:p>
          </table:table-cell>
          <table:table-cell table:number-columns-repeated="16381"/>
        </table:table-row>
        <table:table-row table:style-name="ro1">
          <table:table-cell office:value-type="float" office:value="56" table:formula="of:=[.A56]+1" table:style-name="ce1">
            <text:p>56</text:p>
          </table:table-cell>
          <table:table-cell office:value-type="string" table:style-name="ce1">
            <text:p>LA_CAROLINA_CALLE_30VILLA_CAROLINA_ALAMEDA_DEL_RÍO</text:p>
          </table:table-cell>
          <table:table-cell office:value-type="string" table:style-name="ce1">
            <text:p>NEVADA – Terminal de Transportes – Carrera 15 – Avenida Murillo – Carrera 13 – Calle 72 – Carrera 12D – Calle 75 – Carrera 12A – Calle 72 – Carrera 12 – Calle 56 – Carrera 9D – Calle 54 – Carrera 8 – Calle 52 – Carrera 11 – Calle 43 – Carrera 14 – Calle 41 – Carrera 17 – Autopista al Aeropuerto – BARRANQUILLA – Calle 30 – Carrera 39 – Calle 33 – Carrera 38 – Calle 38 – Carrera 43 – Calle 53 – Carrera 54 – Calle 58 – Vía 40 – Calle 85 – Carrera 76 – Calle 89 – Carrera 75A – Calle 92 – Carrera 73 – Calle 93 – Carrera 71 – Calle 98 – Carrera 51B – Avenida Circunvalar – Alameda del Río – Calle 112 – Carrera 43B – Calle 114 – Carrera 43 – Calle 112 – Carrera 42 – Calle 113 – Carrera 41G – Calle 116 – Carrera 43 – Calle 118 – Carrera 43 – Avenida Circunvalar – Carrera 51B – Calle 87 – Carrera 53 – Calle 94 – Carrera 71 – Calle 85 – Carrera 65 – Calle 81B – Carrera 64 – Calle 82 – Carrera 59B – Air-e – Carrera 59 – Calle 76 – Carrera 54 – Vía 40 – Parque Cultural – Calle 30 – Carrera 39 – Calle 29 – Carrera 38 – Calle 17 – SOLEDAD –  Calle 18 – Carrera 19 – Autopista al Aeropuerto – Carrera 17 – Calle 41 – Carrera 14 – Calle 52 – Carrera 8 – Calle 54 – Carrera 9D – Calle 56 – Carrera 12 – Calle 72 – Carrera 12A – Calle 75 – Carrera 12D – Calle 72 – Carrera 13 – Calle 66 – Carrera 12 – Avenida Murillo – Carrera 14 – Terminal de Transportes – NEVADA</text:p>
          </table:table-cell>
          <table:table-cell table:number-columns-repeated="16381"/>
        </table:table-row>
        <table:table-row table:style-name="ro1">
          <table:table-cell office:value-type="float" office:value="57" table:formula="of:=[.A57]+1" table:style-name="ce1">
            <text:p>57</text:p>
          </table:table-cell>
          <table:table-cell office:value-type="string" table:style-name="ce1">
            <text:p>LA_CAROLINA_EXPRESS</text:p>
          </table:table-cell>
          <table:table-cell office:value-type="string" table:style-name="ce1">
            <text:p>NEVADA – Terminal de Transportes – Carrera 15 – Avenida Murillo  – Avenida Circunvalar – Calle 56 – Las Gaviotas – Avenida Las Torres – Calle 55E – BARRANQUILLA – Calle 37C – Carrera 4 – Calle 38B – Carrera 8 – Calle 30 – Carrera 22 – Calle 38 – Carrera 21 – Calle 48 – Carrera 22 – Calle 50 – Carrera 33 – Calle 52 – Carrera 43 – Calle 53 – Carrera 54 – Calle 76 – Carrera 44 – Calle 70 – Carrera 38 – Calle 54 – Carrera 33 – Calle 51 – Carrera 32 – Calle 50 – Carrera 22 – Calle 48 – Carrera 21 – Calle 30 – Carrera 8 – Calle 38B – Carrera 4 – Calle 37C – SOLEDAD – Calle 55E – Avenida Las Torres – Las Gaviotas – Calle 56 – Avenida Circunvalar – Avenida Murillo – Carrera 14 – Terminal de Transportes – NEVADA</text:p>
          </table:table-cell>
          <table:table-cell table:number-columns-repeated="16381"/>
        </table:table-row>
        <table:table-row table:style-name="ro1">
          <table:table-cell office:value-type="float" office:value="58" table:formula="of:=[.A58]+1" table:style-name="ce1">
            <text:p>58</text:p>
          </table:table-cell>
          <table:table-cell office:value-type="string" table:style-name="ce1">
            <text:p>LA_CAROLINA_MIRAMAR_ALAMEDA_DEL_RÍO</text:p>
          </table:table-cell>
          <table:table-cell office:value-type="string" table:style-name="ce1">
            <text:p>NEVADA – Terminal de Transportes – Carrera 15 – Avenida Murillo – BARRANQUILLA – Avenida Circunvalar – Calle 47 – Carrera 6Sur – Avenida Las Torres – Calle 46 – Carrera 1E – Calle 49 – Carrera 4 – Calle 45B – Carrera 8 – Calle 30 – Carrera 22 – Calle 38 – Carrera 21 – Calle 48 – Carrera 22 – Calle 50 – Carrera 33 – Calle 52 – Carrera 41 – Calle 51 – Carrera 38 – Calle 74 – Carrera 42F – Calle 79 – Carrera 50 – Calle 90 – Carrera 46 – Calle 95 – Carrera 43 – Avenida Circunvalar – Alameda del Río – Calle 112 – Carrera 43B – Calle 114 – Carrera 43 – Calle 112 – Carrera 42 – Calle 113 – Carrera 41G – Calle 116 – Carrera 43 – Calle 118 – Carrera 43 – Avenida Circunvalar – Carrera 43 – Calle 98 – Carrera 42G1 – Calle 97 – Carrera 42F – Calle 96 – Carrera 42C – Calle 93 – Carrera 49C – Calle 79 – Carrera 52 – Calle 76 – Carrera 44 – Calle 70 – Carrera 38 – Calle 54 – Carrera 33 – Calle 51 – Carrera 32 – Calle 50 – Carrera 22 – Calle 48 – Carrera 21 – Calle 30 – Carrera 8 – Calle 45B – Carrera 4 – Calle 49 – Carrera 1E – Calle 46 – Avenida Las Torres – Avenida Murillo – SOLEDAD – Carrera 14 – Terminal de Transportes – NEVADA</text:p>
          </table:table-cell>
          <table:table-cell table:number-columns-repeated="16381"/>
        </table:table-row>
        <table:table-row table:style-name="ro1">
          <table:table-cell office:value-type="float" office:value="59" table:formula="of:=[.A59]+1" table:style-name="ce1">
            <text:p>59</text:p>
          </table:table-cell>
          <table:table-cell office:value-type="string" table:style-name="ce1">
            <text:p>LA_CAROLINA_RUTA_ALAMEDA_DEL_RÍOCORREDOR_UNIVERSITARIO</text:p>
          </table:table-cell>
          <table:table-cell office:value-type="string" table:style-name="ce1">
            <text:p>ALAMEDA DEL RÍO – Calle 118 – Carrera 43 – Avenida Circunvalar – Carrera 53 – Calle 106 – Carrera 51B – Corredor Universitario – Rotonda Uniatlántico – Corredor Universitario – Carrera 51B – Avenida Circunvalar – Alameda del Río – Calle 112 – Carrera 43B – Calle 114 – Carrera 43 – Calle 112 – Carrera 42 – Calle 113 – Carrera 41G – Calle 116 – Carrera 43 – Calle 118 – NEVADA</text:p>
          </table:table-cell>
          <table:table-cell table:number-columns-repeated="16381"/>
        </table:table-row>
        <table:table-row table:style-name="ro1">
          <table:table-cell office:value-type="float" office:value="60" table:formula="of:=[.A60]+1" table:style-name="ce1">
            <text:p>60</text:p>
          </table:table-cell>
          <table:table-cell office:value-type="string" table:style-name="ce1">
            <text:p>LOLAYA_CALLE_72_ZOOLOGICO</text:p>
          </table:table-cell>
          <table:table-cell office:value-type="string" table:style-name="ce1">
            <text:p>NEVADA – Manuela Beltrán – Calle 37 – Carrera 11 – Calle 43 – Carrera 14 – Calle 41 – Carrera 17 – Autopista al Aeropuerto – Calle 30 – BARRANQUILLA – Calle 30 – Carrera 8 – Calle 36B – Carrera 14 – Calle 53D – Carrera 30 – Calle 56 – Carrera 27 – Calle 72 – Vía 40 – Calle 76 – Carrera 59 – Calle 72 – Carrera 27 – Calle 56 – Carrera 30 – Calle 53D – Carrera 16 – Calle 56 – Carrera 14 – Calle 36B – Carrera 8 – Calle 30 – SOLEDAD – Autopista al Aeropuerto – Carrera 17 – Calle 41  – Carrera 14 – Calle 44 – Carrera 11 – Calle 37 – Manuela Beltrán – NEVADA</text:p>
          </table:table-cell>
          <table:table-cell table:number-columns-repeated="16381"/>
        </table:table-row>
        <table:table-row table:style-name="ro1">
          <table:table-cell office:value-type="float" office:value="61" table:formula="of:=[.A61]+1" table:style-name="ce1">
            <text:p>61</text:p>
          </table:table-cell>
          <table:table-cell office:value-type="string" table:style-name="ce1">
            <text:p>LOLAYA_CORDIALIDAD_CALLE 72_ZOOLOGICO</text:p>
          </table:table-cell>
          <table:table-cell office:value-type="string" table:style-name="ce1">
            <text:p>NEVADA – Vía a Manuela Beltrán – Soledad 2000 – Carrera 12 – El Manantial – Boulevard de Los Robles – Calle 79 – Los Almendros – Avenida Circunvalar – Avenida Cordialidad – Carrera 13 – Calle 56A – Carrera 14 – Calle 63C – Carrera 16 – Calle 68 – Carrera 21B – Calle 70C – Carrera 25B – Calle 76 – Carrera 26B – Calle 76A – Carrera 26C1 – Calle 79 – Carrera 26C7 – Calle 75 – Carrera 34 – Calle 71 – Carrera 35B – Calle 72 – Vía 40 – Calle 76 – Carrera 59 – Calle 72 – Carrera 35B – Calle 71 – Carrera 34 – Calle 75 – Carrera 26C7 – Calle 79 – Carrera 26C1 – Calle 76A – Carrera 26B – Calle 76 – Carrera 25B – Calle 70C – Carrera 21B – Calle 68 – Carrera 16 – Calle 63C – Carrera 14 – Avenida Cordialidad – Avenida Circunvalar – Los Almendros – Calle 79 – Boulevard de Los Robles – El Manantial – Carrera 12 – Soledad 2000 – Vía a Manuela Beltrán – NEVADA</text:p>
          </table:table-cell>
          <table:table-cell table:number-columns-repeated="16381"/>
        </table:table-row>
        <table:table-row table:style-name="ro1">
          <table:table-cell office:value-type="float" office:value="62" table:formula="of:=[.A62]+1" table:style-name="ce1">
            <text:p>62</text:p>
          </table:table-cell>
          <table:table-cell office:value-type="string" table:style-name="ce1">
            <text:p>LOLAYA_VILLA_CAROLINA</text:p>
          </table:table-cell>
          <table:table-cell office:value-type="string" table:style-name="ce1">
            <text:p>NEVADA – Manuela Beltrán – Autopista al Aeropuerto – SOLEDAD – Carrera 13 – Calle 24 – Carrera 16 – Calle 18 – Carrera 40 – Calle 26A – Carrera 39A – Calle 27 – Carrera 42 – Calle 28 – Carrera 48 – Calle 27 – Costa Hermosa – Carrera 5B – Boulevard de Simón Bolívar – Carrera 4B – Calle 30 – Carrera 14 – Calle 45D – Carrera 16 – Calle 53D – Carrera 23 – Calle 64 – Carrera 27 – Calle 70B – Carrera 38 – Calle 74 – Carrera 58 – Calle 77 – Carrera 60 – Paraíso – Carrera 64 – Calle 81B – Carrera 65 – Calle 86 – Carrera 71 – Calle 88 – Carrera 75B – Calle 84 – Carrera 76 – Calle 85 – Vía 40 – Corregimiento La Playa – Adelita de Char – Corregimiento La Playa – Vía 40 – Calle 85 – Carrera 76 – Calle 82B – Carrera 75B – Calle 88 – Carrera 71 – Calle 86 – Carrera 65 – Calle 81B – Carrera 64 – Calle 82 – Carrera 59B – Air-e – Calle 76 – Carrera 58 – Calle 72 – Carrera 35 – Calle 70B – Carrera 27 – Calle 64 – Carrera 24 – Calle 53D – Carrera 16 – Calle 45D – Carrera 14 – Calle 30 – Carrera 4B – Boulevard de Simón Bolívar – Carrera 5A – Costa Hermosa – Calle 27 – Carrera 48 – Calle 28 – Carrera 42 – Calle 27 – Carrera 39A – Calle 26A – Carrera 40 – Calle 18 – SOLEDAD – Carrera 19 – Autopista al Aeropuerto – Manuela Beltrán – NEVADA</text:p>
          </table:table-cell>
          <table:table-cell table:number-columns-repeated="16381"/>
        </table:table-row>
        <table:table-row table:style-name="ro1">
          <table:table-cell office:value-type="float" office:value="63" table:formula="of:=[.A63]+1" table:style-name="ce1">
            <text:p>63</text:p>
          </table:table-cell>
          <table:table-cell office:value-type="string" table:style-name="ce1">
            <text:p>LUCERO_SAN_FELIPE LAS_TERRAZAS</text:p>
          </table:table-cell>
          <table:table-cell office:value-type="string" table:style-name="ce1">
            <text:p>NEVADA – Corredor Portuario – Carrera 45 – Calle 30 – Carrera 40 – Calle 35 – Carrera 43 – Calle 53 – Carrera 45 – Calle 65 – Carrera 43 – Hospital Metropolitano – Calle 75 – Carrera 42 – Calle 80 – Carrera 38 – Calle 82C – Carrera 35C3 – Calle 83 – Carrera 35 – Calle 83C – Mequejo – Calle 83 – Carrera 27 – Avenida Circunvalar – Puente Carrera 38 – Avenida Circunvalar – Carrera 20 – Calle 120 – La Pradera – Calle 120 – Carrera 20 – Avenida Circunvalar – Puente Cordialidad – Avenida Circunvalar – Carrera 27 – Calle 83 – El Edén – Calle 83C – Carrera 35 – Calle 83 – Carrera 35C3 – Calle 82C – Carrera 38 – Calle 77 – Carrera 38A – Calle 76 – Carrera 42F – Calle 74 – Carrera 44 – Corredor Portuario – NEVADA</text:p>
          </table:table-cell>
          <table:table-cell table:number-columns-repeated="16381"/>
        </table:table-row>
        <table:table-row table:style-name="ro1">
          <table:table-cell office:value-type="float" office:value="64" table:formula="of:=[.A64]+1" table:style-name="ce1">
            <text:p>64</text:p>
          </table:table-cell>
          <table:table-cell office:value-type="string" table:style-name="ce1">
            <text:p>LUCERO_SAN_FELIPE MANGA_OLIVOS</text:p>
          </table:table-cell>
          <table:table-cell office:value-type="string" table:style-name="ce1">
            <text:p>NEVADA – Corredor Portuario – Carrera 45 – Calle 30 – Carrera 43 – Calle 51 – Carrera 38 – Calle 63 – Carrera 41 – Calle 61 – Carrera 27 – Calle 72 – Carrera 26B – Calle 73 – Carrera 25B – Calle 75B – Carrera 26 – Loma de La Manga – Carrera 21 – Calle 108 – Carrera 13 – Avenida Circunvalar – Puente Carrera 38 – Avenida Circunvalar – Carrera 26 – Calle 120 – Carrera 20 – Avenida Circunvalar – Puente Cordialidad – Avenida Circunvalar – Carrera 13 – Calle 108 – Carrera 21 – Loma de La Manga – Carrera 26 – Calle 75B – Carrera 25B – Calle 73 – Carrera 26B – Calle 72 – Carrera 27 – Calle 61 – Carrera 38 – Calle 52 – Carrera 41 – Calle 50 – Carrera 44 – Corredor Portuario – NEVADA</text:p>
          </table:table-cell>
          <table:table-cell table:number-columns-repeated="16381"/>
        </table:table-row>
        <table:table-row table:style-name="ro1">
          <table:table-cell office:value-type="float" office:value="65" table:formula="of:=[.A65]+1" table:style-name="ce1">
            <text:p>65</text:p>
          </table:table-cell>
          <table:table-cell office:value-type="string" table:style-name="ce1">
            <text:p>LUCERO_SAN_FELIPE_BUENAVISTA</text:p>
          </table:table-cell>
          <table:table-cell office:value-type="string" table:style-name="ce1">
            <text:p>NEVADA – Corredor Portuario – Carrera 45 – Calle 30 – Carrera 43 – Calle 44 – Carrera 33 – Calle 55 – Carrera 32 – Calle 70B – Carrera 26D – Calle 68 – Carrera 21B – Calle 64B – Carrera 15 – Diagonal 70C – Carrera 9G – Calle 87 – Carrera 8G – Calle 99C – Carrera 9G – Avenida Circunvalar – Carrera 53 – Calle 98 – Carrera 51B – Calle 91 – Carrera 49C – Calle 87 – Carrera 53 – Avenida Circunvalar – Puente Cordialidad – Avenida Circunvalar – Carrera 9G – Calle 99C – Carrera 8G – Calle 87 – Carrera 8 – Calle 76 – Carrera 9 – Calle 87 – Carrera 9G – Diagonal 70C – Carrera 15 – Calle 64B – Carrera 21B – Calle 68 – Carrera 26D – Calle 70B – Carrera 32 – Calle 55 – Carrera 33 – Calle 50 – Carrera 44 – Corredor Portuario – NEVADA</text:p>
          </table:table-cell>
          <table:table-cell table:number-columns-repeated="16381"/>
        </table:table-row>
        <table:table-row table:style-name="ro1">
          <table:table-cell office:value-type="float" office:value="66" table:formula="of:=[.A66]+1" table:style-name="ce1">
            <text:p>66</text:p>
          </table:table-cell>
          <table:table-cell office:value-type="string" table:style-name="ce1">
            <text:p>LUCERO_SAN_FELIPE_CARIBE_VERDE</text:p>
          </table:table-cell>
          <table:table-cell office:value-type="string" table:style-name="ce1">
            <text:p>NEVADA – Corredor Portuario – Carrera 45 – Calle 37 – Carrera 43 – Calle 55 – Carrera 54 – Universidad Simón Bolívar – Carrera 58 – Calle 74 – Carrera 59 – Calle 72 – Carrera 43 – Hospital Metropolitano – Carrera 42F – Calle 80B – Carrera 38 – Calle 82C – Carrera 35C3 – Calle 83 – Carrera 35 – Calle 83C – Mequejo – Calle 83 – Carrera 21 – Calle 87 – Carrera 13 – Avenida Circunvalar – Puente Carrera 38 – Avenida Circunvalar – Carrera 9G – Caribe Verde – Villas de San Pablo – Carrera 9G – Avenida Circunvalar – Puente Cordialidad – Avenida Circunvalar – Carrera 13 – Calle 87 – Carrera 21 – Calle 83 – El Edén – Calle 83C – Carrera 35 – Calle 83 – Carrera 35C3 – Calle 82C – Carrera 38 – Calle 80B – Carrera 42F – Calle 74 – Carrera 44 – Calle 72 – Carrera 58 – Universidad Simón Bolívar – Carrera 54 – Calle 54 – Carrera 44 – Corredor Portuario – NEVADA</text:p>
          </table:table-cell>
          <table:table-cell table:number-columns-repeated="16381"/>
        </table:table-row>
        <table:table-row table:style-name="ro1">
          <table:table-cell office:value-type="float" office:value="67" table:formula="of:=[.A67]+1" table:style-name="ce1">
            <text:p>67</text:p>
          </table:table-cell>
          <table:table-cell office:value-type="string" table:style-name="ce1">
            <text:p>LUCERO_SAN_FELIPE_CARRERA_14</text:p>
          </table:table-cell>
          <table:table-cell office:value-type="string" table:style-name="ce1">
            <text:p>NEVADA – Corredor Portuario – Rotonda Carrera 46 – Corredor Portuario – Carrera 45 – Calle 30 – Carrera 14 – Calle 64B – Carrera 21B – Calle 68 – Carrera 26D – Calle 70B – Carrera 32 – Calle 55 – Carrera 33 – Calle 52 – Carrera 43 – Calle 53 – Carrera 54 – Calle 58 – Universidad Simón Bolivar – Calle 59 – Carrera 47 – Centro Inca – Carrera 50 – Calle 54 – Carrera 35 – Calle 55 – Carrera 32 – Calle 71 – Carrera 27 – Calle 70B – Carrera 26D – Calle 68 – Carrera 21B – Calle 64B – Carrera 14 – Calle 30 – Carrera 38 – Corredor Portuario – Carrera 43 – Calle 5 – NEVADA</text:p>
          </table:table-cell>
          <table:table-cell table:number-columns-repeated="16381"/>
        </table:table-row>
        <table:table-row table:style-name="ro1">
          <table:table-cell office:value-type="float" office:value="68" table:formula="of:=[.A68]+1" table:style-name="ce1">
            <text:p>68</text:p>
          </table:table-cell>
          <table:table-cell office:value-type="string" table:style-name="ce1">
            <text:p>LUCERO_SAN_FELIPE_NUEVA_COLOMBIA</text:p>
          </table:table-cell>
          <table:table-cell office:value-type="string" table:style-name="ce1">
            <text:p>NEVADA – Corredor Portuario – Carrera 45 – Calle 30 – Carrera 38 – Calle 52 – Carrera 32 – Calle 50 – Carrera 31 – Calle 51 – Carrera 23 – Calle 70C – Carrera 24 – Calle 72 – Carrera 25B – Calle 75 – Carrera 21B – Calle 77 – Nueva Colombia – Calle 84 – Carrera 13 – Calle 87 – Carrera 21 – Calle 83 – Carrera 27 – Avenida Circunvalar – Carrera 38 – Calle 77 – Carrera 38A – Calle 76 – Carrera 42F – Calle 74 – Carrera 44 – Corredor Portuario – NEVADA</text:p>
          </table:table-cell>
          <table:table-cell table:number-columns-repeated="16381"/>
        </table:table-row>
        <table:table-row table:style-name="ro1">
          <table:table-cell office:value-type="float" office:value="69" table:formula="of:=[.A69]+1" table:style-name="ce1">
            <text:p>69</text:p>
          </table:table-cell>
          <table:table-cell office:value-type="string" table:style-name="ce1">
            <text:p>LUCERO_SAN_FELIPE_OLIVOS_MEQUEJO</text:p>
          </table:table-cell>
          <table:table-cell office:value-type="string" table:style-name="ce1">
            <text:p>NEVADA – Corredor Portuario – Carrera 45 – Calle 37 – Carrera 43 – Hospital Metropolitano – Carrera 42F – Calle 80B – Carrera 42 – Calle 84B – Carrera 38 – Avenida Circunvalar – Puente Cordialidad – Avenida Circunvalar – Carrera 27 – Calle 83 – Carrera 21 – Calle 87 – Carrera 13 – Calle 84 – Nueva Colombia – Calle 77 – Carrera 21B – Calle 75 – Carrera 25B – Calle 72 – Carrera 24 – Calle 51 – Carrera 31 – Calle 50 – Carrera 44 – Corredor Portuario – NEVADA</text:p>
          </table:table-cell>
          <table:table-cell table:number-columns-repeated="16381"/>
        </table:table-row>
        <table:table-row table:style-name="ro1">
          <table:table-cell office:value-type="float" office:value="70" table:formula="of:=[.A70]+1" table:style-name="ce1">
            <text:p>70</text:p>
          </table:table-cell>
          <table:table-cell office:value-type="string" table:style-name="ce1">
            <text:p>LUCERO_SAN_FELIPE_VILLA_OLÍMPICA</text:p>
          </table:table-cell>
          <table:table-cell office:value-type="string" table:style-name="ce1">
            <text:p>NEVADA – Corredor Portuario – Carrera 45 – Calle 30 – Carrera 43 – Calle 54 – Carrera 33 – Calle 55 – Carrera 25 – Calle 58 – Carrera 15 – Calle 60 – Carrera 14 – Avenida Cordialidad – Villas de La Cordialidad – Avenida Cordialidad – Villa Olímpica – Avenida Cordialidad – Carrera 13B – Calle 56B – Carrera 14 – Calle 60 – Carrera 15 – Calle 58 – Carrera 25 – Calle 55 – Carrera 33 – Calle 50 – Carrera 44 – Corredor Portuario – NEVADA</text:p>
          </table:table-cell>
          <table:table-cell table:number-columns-repeated="16381"/>
        </table:table-row>
        <table:table-row table:style-name="ro1">
          <table:table-cell office:value-type="float" office:value="71" table:formula="of:=[.A71]+1" table:style-name="ce1">
            <text:p>71</text:p>
          </table:table-cell>
          <table:table-cell office:value-type="string" table:style-name="ce1">
            <text:p>MONTERREY_BOSQUE_ADUANILLA</text:p>
          </table:table-cell>
          <table:table-cell office:value-type="string" table:style-name="ce1">
            <text:p>NEVADA – La Paz – Ciudad Modesto – Calle 87 – Carrera 8 – Calle 76 – Avenida Cordialidad – Carrera 18 – Calle 53D – Carrera 27 – Calle 30 – Intendencia Fluvial – Vía 40 – Las Flores – Vía 40 – Parque Cultural – Calle 30 – Carrera 27 – Calle 53D – Carrera 18 – Avenida Cordialidad – Calle 76 – Carrera 8 – Calle 87 – Ciudad Modesto – La Paz – NEVADA</text:p>
          </table:table-cell>
          <table:table-cell table:number-columns-repeated="16381"/>
        </table:table-row>
        <table:table-row table:style-name="ro1">
          <table:table-cell office:value-type="float" office:value="72" table:formula="of:=[.A72]+1" table:style-name="ce1">
            <text:p>72</text:p>
          </table:table-cell>
          <table:table-cell office:value-type="string" table:style-name="ce1">
            <text:p>MONTERREY_CALLE_79</text:p>
          </table:table-cell>
          <table:table-cell office:value-type="string" table:style-name="ce1">
            <text:p>NEVADA – Avenida Circunvalar  – Las Cayenas – Calle 49 – Carrera 1Sur – Calle 51B – Carrera 8Sur – Calle 68 – Carrera 2 – Calle 90 – Carrera 4B – Diagonal 88 – Avenida Cordialidad – Carrera 13B – Calle 46 – Carrera 14 – Calle 63C – Carrera 21B – Calle 70C – Carrera 27 – Calle 74B – Carrera 26C7 – Calle 79A – Carrera 38 – Calle 80B – Carrera 42 – Calle 79 – Carrera 59 – Calle 77 – Vía 40 – Calle 85 – Carrera 76 – Calle 88 – Carrera 75A – Calle 93 – Carrera 73 – Calle 92 – Carrera 71 – Calle 87 – Carrera 65 – Calle 81B – Carrera 64 – Calle 82 – Instrumentos Públicos – Calle 80B – Carrera 38 – Calle 79A – Carrera 26C7 – Calle 74B – Carrera 27 – Calle 70C – Carrera 21B – Calle 63C – Carrera 14 – Avenida Cordialidad – Diagonal 88 – Carrera 4B – Calle 90 – Carrera 2 – Calle 68 – Carrera 8Sur – Calle 51B – Avenida Circunvalar – NEVADA</text:p>
          </table:table-cell>
          <table:table-cell table:number-columns-repeated="16381"/>
        </table:table-row>
        <table:table-row table:style-name="ro1">
          <table:table-cell office:value-type="float" office:value="73" table:formula="of:=[.A73]+1" table:style-name="ce1">
            <text:p>73</text:p>
          </table:table-cell>
          <table:table-cell office:value-type="string" table:style-name="ce1">
            <text:p>MONTERREY_PLACA_NARANJA</text:p>
          </table:table-cell>
          <table:table-cell office:value-type="string" table:style-name="ce1">
            <text:p>NEVADA – Avenida Circunvalar  – Las Cayenas – Calle 49 – Carrera 1Sur – Calle 51B – Carrera 8Sur – Calle 68 – Carrera 2 – Calle 90 – Carrera 4B – Diagonal 88 – Calle 76 – Carrera 8 – Calle 87 – Carrera 21 – Calle 83 – Carrera 27 – Avenida Circunvalar – Carrera 38 – Calle 84B – Carrera 42 – Calle 80B – Carrera 42F – Calle 76 – Carrera 41D – Calle 73 – Carrera 41 – Calle 65B – Carrera 43B – Calle 64 – Carrera 62 – Calle 52 – Carrera 54 – Calle 58 – Carrera 62 – Calle 70 – Carrera 43 – Calle 82 – Instrumentos Públicos – Calle 80B – Carrera 42 – Calle 84B – Carrera 38 – Calle 100 – Carrera 36 – Calle 84 – Carrera 35C3 – Calle 83C – El Edén – Calle 83 – Carrera 21 – Calle 87 – Carrera 8 – Calle 76 – Diagonal 88 – Carrera 4B – Calle 90 – Carrera 2 – Calle 68 – Carrera 8Sur – Calle 51B – Avenida Circunvalar – NEVADA</text:p>
          </table:table-cell>
          <table:table-cell table:number-columns-repeated="16381"/>
        </table:table-row>
        <table:table-row table:style-name="ro1">
          <table:table-cell office:value-type="float" office:value="74" table:formula="of:=[.A74]+1" table:style-name="ce1">
            <text:p>74</text:p>
          </table:table-cell>
          <table:table-cell office:value-type="string" table:style-name="ce1">
            <text:p>SOBUSA_GRANABASTOS_14-15</text:p>
          </table:table-cell>
          <table:table-cell office:value-type="string" table:style-name="ce1">
            <text:p>NEVADA – Granabastos  – Avenida Murillo – Avenida Circunvalar – Boulevard de Simón Bolívar – Calle 17 – Carrera 15 – Calle 30 – Carrera 14 – Calle 60 – Carrera 20 – Calle 53D – Carrera 25 – Calle 57 – Carrera 27 – Calle 74B – Carrera 26C7 – Calle 79A – Carrera 33 – Calle 76 – Carrera 42F – Calle 79 – Carrera 43 – Calle 93 – Hotel Movich – Calle 94 – Carrera 53 – Calle 98 – Carrera 51B – Corredor Universitario – Corregimiento La Playa – Calle 14 – Carrera 10 – Adelita de Char – Calle 14 – Corredor Universitario – Carrera 51B – Calle 96 – Carrera 47 – Calle 93 – Carrera 49C – Calle 82 – Carrera 42F – Calle 76 – Carrera 38 – Calle 79A – Carrera 26C7 – Calle 74 – Carrera 27 – Calle 57 – Carrera 25 – Calle 53D – Carrera 20 – Calle 60 – Carrera 14 – Calle 30 – Carrera 15 – Calle 17 – Boulevard de Simón Bolívar –  Avenida Circunvalar – Avenida Murillo – Granabastos – NEVADA</text:p>
          </table:table-cell>
          <table:table-cell table:number-columns-repeated="16381"/>
        </table:table-row>
        <table:table-row table:style-name="ro1">
          <table:table-cell office:value-type="float" office:value="75" table:formula="of:=[.A75]+1" table:style-name="ce1">
            <text:p>75</text:p>
          </table:table-cell>
          <table:table-cell office:value-type="string" table:style-name="ce1">
            <text:p>SOBUSA_GRANABASTOS_C-72_UNINORTE</text:p>
          </table:table-cell>
          <table:table-cell office:value-type="string" table:style-name="ce1">
            <text:p>NEVADA – Granabastos  – Vía a Manuela Beltrán –  Calle 37 – Carrera 11 – Calle 43 – Carrera 14 – Calle 41 – Ciudad del Puerto – La Arboleda – Carrera 30 – Calle 30 – BARRANQUILLA – Calle 30 – Carrera 8 – Calle 36B – Carrera 21 – Calle 53D – Carrera 23 – Calle 70C – Carrera 27 – Calle 71 – Carrera 35B – Calle 72 – Carrera 44 – Calle 70 – Carrera 43 – Calle 87 – Carrera 53 – Calle 98 – Carrera 51B – Corredor Universitario – Corregimiento La Playa – Calle 14 – Carrera 10 – Adelita de Char – Calle 14 – Corredor Universitario – Carrera 51B – Calle 90 – Carrera 49C – Calle 75 – Carrera 52 – Calle 72 – Carrera 35B – Calle 71 – Carrera 27 – Calle 70C – Carrera 24 – Calle 53D – Carrera 21 – Calle 36B – Carrera 8 – Calle 30 – SOLEDAD – Carrera 30 – La Arboleda – Ciudad del Puerto – Calle 41 – Soledad 2000 – Carrera 11 – Calle 37 – Manuela Beltrán –  Vía a Granabastos – Avenida Murillo – Granabastos – NEVADA</text:p>
          </table:table-cell>
          <table:table-cell table:number-columns-repeated="16381"/>
        </table:table-row>
        <table:table-row table:style-name="ro1">
          <table:table-cell office:value-type="float" office:value="76" table:formula="of:=[.A76]+1" table:style-name="ce1">
            <text:p>76</text:p>
          </table:table-cell>
          <table:table-cell office:value-type="string" table:style-name="ce1">
            <text:p>SOBUSA_GRANABASTOS_C-72_UNINORTE_(LAS MORAS)</text:p>
          </table:table-cell>
          <table:table-cell office:value-type="string" table:style-name="ce1">
            <text:p>NEVADA – Granabastos – Carrera 3 – Ciudad Salitre – Calle 68B – Los Nísperos –  Calle 68B – Ciudad Salitre – Carrera 3 – Avenida Murillo – Avenida Circunvalar –  BARRANQUILLA – Boulevard de Simón Bolívar – Carrera 1E – Calle 30 – Carrera 8 – Calle 36B – Carrera 21 – Calle 53D – Carrera 23 – Calle 70C – Carrera 27 – Calle 71 – Carrera 35B – Calle 72 – Carrera 44 – Calle 70 – Carrera 43 – Calle 87 – Carrera 53 – Calle 98 – Carrera 51B – Corredor Universitario – Corregimiento La Playa – Calle 14 – Carrera 10 – Adelita de Char – Calle 14 – Corredor Universitario – Carrera 51B – Calle 90 – Carrera 49C – Calle 75 – Carrera 52 – Calle 72 – Carrera 35B – Calle 71 – Carrera 27 – Calle 70C – Carrera 24 – Calle 53D – Carrera 21 – Calle 36B – Carrera 8 – Calle 30 – SOLEDAD – Avenida Circunvalar – Avenida Murillo – Carrera 3 – Ciudad Salitre – Calle 68B – Los Nísperos –  Calle 68B – Ciudad Salitre – Carrera 3 – Granabastos – NEVADA</text:p>
          </table:table-cell>
          <table:table-cell table:number-columns-repeated="16381"/>
        </table:table-row>
        <table:table-row table:style-name="ro1">
          <table:table-cell office:value-type="float" office:value="77" table:formula="of:=[.A77]+1" table:style-name="ce1">
            <text:p>77</text:p>
          </table:table-cell>
          <table:table-cell office:value-type="string" table:style-name="ce1">
            <text:p>SOBUSA_K-50_PARAÍSO</text:p>
          </table:table-cell>
          <table:table-cell office:value-type="string" table:style-name="ce1">
            <text:p>NEVADA – Granabastos – Avenida Murillo – Avenida Circunvalar – Boulevard de Simón Bolívar – Calle 17 – Carrera 38 – Calle 38 – Carrera 43 – Calle 53 – Carrera 53 – Calle 70 – Carrera 50 – Calle 87 – Carrera 53 – Calle 90 – Carrera 64 – Calle 91 – Carrera 64B – Calle 86 – Carrera 71 – Calle 85 – Carrera 70 – Paraíso – Carrera 68 – Calle 79 – Vía 40 – Calle 76 – Carrera 62 – Calle 68 – Parque Cisneros – Calle 66 – Carrera 66 – Calle 58 – Carrera 54 – Calle 54 – Carrera 44 – Calle 37 – Carrera 38 – Calle 17 – Boulevard de Simón Bolívar –  Avenida Circunvalar – Avenida Murillo – Granabastos – NEVADA</text:p>
          </table:table-cell>
          <table:table-cell table:number-columns-repeated="16381"/>
        </table:table-row>
        <table:table-row table:style-name="ro1">
          <table:table-cell office:value-type="float" office:value="78" table:formula="of:=[.A78]+1" table:style-name="ce1">
            <text:p>78</text:p>
          </table:table-cell>
          <table:table-cell office:value-type="string" table:style-name="ce1">
            <text:p>SOBUSA_K-54_UNINORTE</text:p>
          </table:table-cell>
          <table:table-cell office:value-type="string" table:style-name="ce1">
            <text:p>NEVADA – Granabastos  – Avenida Murillo – Avenida Circunvalar – Boulevard de Simón Bolívar – Calle 17 – Carrera 38 – Calle 30 – Intendencia Fluvial – Vía 40 – Carrera 54 – Villa Country – Carrera 53 – Calle 98 – Carrera 51B – Corredor Universitario – Corregimiento La Playa – Calle 14 – Carrera 10 – Adelita de Char – Calle 14 – Corredor Universitario – Carrera 51B – Calle 75 – Carrera 54 – Calle 54 – Carrera 44 – Calle 40 – Carrera 38 – Calle 17 – Boulevard de Simón Bolívar –  Avenida Circunvalar – Avenida Murillo – Granabastos – NEVADA</text:p>
          </table:table-cell>
          <table:table-cell table:number-columns-repeated="16381"/>
        </table:table-row>
        <table:table-row table:style-name="ro1">
          <table:table-cell office:value-type="float" office:value="79" table:formula="of:=[.A79]+1" table:style-name="ce1">
            <text:p>79</text:p>
          </table:table-cell>
          <table:table-cell office:value-type="string" table:style-name="ce1">
            <text:p>SOBUSA_TCHERASSI_LOS_COCOS</text:p>
          </table:table-cell>
          <table:table-cell office:value-type="string" table:style-name="ce1">
            <text:p>NEVADA – Granabastos – Avenida Murillo – BARRANQUILLA – Avenida Circunvalar – Calle 47 – Carrera 1A – Calle 49 – Carrera 1E – Calle 46 – Avenida Las Torres – Calle 55E – Los Laureles – Calle 37C – Carrera 6B – Calle 36B – Carrera 14 – Avenida Cordialidad – Calle 38 – Carrera 44 – Calle 30 – Intendencia Fluvial – Vía 40 – Carrera 54 – Calle 52 – Carrera 66 – Calle 66 – Vía 40 – Las Flores – Villa Campestre – Calle 135 – Corredor Universitario – Calle 14 – Carrera 10 – Corregimiento La Playa – Adelita De Char – Corregimiento La Playa – Carrera 10 – Calle 14 – Corredor Universitario – Calle 135 – Villa Campestre – Las Flores – Vía 40 – Calle 66 – Carrera 66 – Calle 52 – Carrera 55 – Barrio Abajo – Carrera 54 – Vía 40 – Parque Cultural – Calle 30 – Carrera 45 – Calle 37 – Carrera 30 – Calle 38 – Carrera 19 – Calle 46 – Carrera 14 – Calle 36B – Carrera 6B – Calle 37C – Los Laureles – Calle 55E – Avenida Las Torres – Calle 46 – Carrera 1E – Calle 49 – Carrera 1A – Calle 47 – Carrera 7Sur – Calle 46 – Avenida Las Torres – Avenida Murillo – SOLEDAD – Granabastos – NEVADA</text:p>
          </table:table-cell>
          <table:table-cell table:number-columns-repeated="16381"/>
        </table:table-row>
        <table:table-row table:style-name="ro1">
          <table:table-cell office:value-type="float" office:value="80" table:formula="of:=[.A80]+1" table:style-name="ce1">
            <text:p>80</text:p>
          </table:table-cell>
          <table:table-cell office:value-type="string" table:style-name="ce1">
            <text:p>SOBUSA_VIVERO_PARAÍSO</text:p>
          </table:table-cell>
          <table:table-cell office:value-type="string" table:style-name="ce1">
            <text:p>NEVADA – Granabastos – Carrera 3 – Ciudad Salitre – Calle 68B – Los Nísperos – Calle 68B – Ciudad Salitre – Carrera 3 – Avenida Murillo – Vía a Manuela Beltrán – Calle 37 – Carrera 11 – Calle 43 – Carrera 14 – Calle 41 – Ciudad del Puerto – La Arboleda – Carrera 30 – Calle 30 – Avenida Circunvalar – BARRANQUILLA – Boulevard de Simón Bolívar – Calle 17 – Carrera 38 – Calle 30 – Carrera 45 – Calle 53 – Carrera 54 – Calle 58 – Carrera 66 – Calle 68 – Carrera 62 – Calle 77 – Vía 40 – Calle 80 – Carrera 68 – Paraíso – Carrera 70 – Calle 85 – Carrera 64 – Calle 90 – Carrera 49C – Calle 75 – Carrera 52 – Calle 70 – Carrera 47 – Centro Inca – Carrera 50 – Calle 54 – Carrera 44 – Calle 40 – Carrera 38 – Calle 17 – Boulevard de Simón Bolívar –  SOLEDAD – Avenida Circunvalar – Calle 30 – Carrera 30 – La Arboleda – Ciudad del Puerto – Calle 41 – Soledad 2000 – Carrera 11 – Calle 37 – Vía a Manuela Beltrán – Avenida Murillo – Granabastos – Carrera 3 – Ciudad Salitre – Calle 68B – Los Nísperos – Calle 68B – Ciudad Salitre – Carrera 3 – Granabastos – NEVADA</text:p>
          </table:table-cell>
          <table:table-cell table:number-columns-repeated="16381"/>
        </table:table-row>
        <table:table-row table:style-name="ro1">
          <table:table-cell office:value-type="float" office:value="81" table:formula="of:=[.A81]+1" table:style-name="ce1">
            <text:p>81</text:p>
          </table:table-cell>
          <table:table-cell office:value-type="string" table:style-name="ce1">
            <text:p>SOBUSA_VIVERO_PARAÍSO_(LAS MORAS)</text:p>
          </table:table-cell>
          <table:table-cell office:value-type="string" table:style-name="ce1">
            <text:p>NEVADA – Granabastos – Avenida Murillo – Avenida Circunvalar – BARRANQUILLA – Boulevard de Simón Bolívar – Calle 17 – Carrera 38 – Calle 30 – Carrera 45 – Calle 53 – Carrera 54 – Calle 58 – Carrera 66 – Calle 68 – Carrera 62 – Calle 77 – Vía 40 – Calle 80 – Carrera 68 – Paraíso – Carrera 70 – Calle 85 – Carrera 64 – Calle 90 – Carrera 49C – Calle 75 – Carrera 52 – Calle 70 – Carrera 47 – Centro Inca – Carrera 50 – Calle 54 – Carrera 44 – Calle 40 – Carrera 38 – Calle 17 – Boulevard de Simón Bolívar –  SOLEDAD – Avenida Circunvalar – Avenida Murillo – Granabastos – NEVADA</text:p>
          </table:table-cell>
          <table:table-cell table:number-columns-repeated="16381"/>
        </table:table-row>
        <table:table-row table:style-name="ro1">
          <table:table-cell office:value-type="float" office:value="82" table:formula="of:=[.A82]+1" table:style-name="ce1">
            <text:p>82</text:p>
          </table:table-cell>
          <table:table-cell office:value-type="string" table:style-name="ce1">
            <text:p>SODIS_RUTA_CIRCUNVALAR_BUENAVISTA</text:p>
          </table:table-cell>
          <table:table-cell office:value-type="string" table:style-name="ce1">
            <text:p>NEVADA – Autopista al Aeropuerto – Aeropuerto Ernesto Cortissoz – Calle 30 – Avenida Circunvalar – Carrera 53 – Calle 98 – Carrera 51B – Calle 87 – Carrera 53 –  Avenida Circunvalar – Calle 30 – Autopista al Aeropuerto –  NEVADA</text:p>
          </table:table-cell>
          <table:table-cell table:number-columns-repeated="16381"/>
        </table:table-row>
        <table:table-row table:style-name="ro1">
          <table:table-cell office:value-type="float" office:value="83" table:formula="of:=[.A83]+1" table:style-name="ce1">
            <text:p>83</text:p>
          </table:table-cell>
          <table:table-cell office:value-type="string" table:style-name="ce1">
            <text:p>SODIS_RUTA_CIRCUNVALAR_CALLE_84</text:p>
          </table:table-cell>
          <table:table-cell office:value-type="string" table:style-name="ce1">
            <text:p>NEVADA – Autopista al Aeropuerto – Calle 30 – Avenida Circunvalar – Carrera 46 – Calle 85 – Carrera 44 – Calle 84 – Carrera 59B – Calle 82 – Carrera 46 –  Avenida Circunvalar – Calle 30 – Autopista al Aeropuerto –  NEVADA</text:p>
          </table:table-cell>
          <table:table-cell table:number-columns-repeated="16381"/>
        </table:table-row>
        <table:table-row table:style-name="ro1">
          <table:table-cell office:value-type="float" office:value="84" table:formula="of:=[.A84]+1" table:style-name="ce1">
            <text:p>84</text:p>
          </table:table-cell>
          <table:table-cell office:value-type="string" table:style-name="ce1">
            <text:p>SODIS_RUTA_CIUDAD_DEL_PUERTO_CORDIALIDAD_C.UNIVERSITARIA</text:p>
          </table:table-cell>
          <table:table-cell office:value-type="string" table:style-name="ce1">
            <text:p>NEVADA – Autopista al Aeropuerto  – Soledad 2000 – Carrera 17 – Calle 41 – Ciudad del Puerto – Calle 48 – Carrera 24 – Calle 56 – Carrera 18 – Avenida Murillo – Avenida Circunvalar – BARRANQUILLA – Avenida Cordialidad – Carrera 18 – Calle 47B – Carrera 20 – Calle 53D – Carrera 35 – Calle 52 – Carrera 37 – Calle 50 – Carrera 43 – Calle 84 – Carrera 46 – Calle 93 – Carrera 51B – Corredor Universitario – Rotonda Uniatlántico – Corredor Universitario – Carrera 51B – Calle 96 – Carrera 46 – Calle 85 – Carrera 44 – Calle 54 – Carrera 31 – Calle 53D – Carrera 20 – Calle 47B – Carrera 18 – Avenida Cordialidad –  Avenida Circunvalar – Avenida Murillo – SOLEDAD – Carrera 18 – Calle 56 – Carrera 24 – Calle 48 – Ciudad del Puerto – Calle 41 – Carrera 17 – Soledad 2000 – Autopista al Aeropuerto – NEVADA</text:p>
          </table:table-cell>
          <table:table-cell table:number-columns-repeated="16381"/>
        </table:table-row>
        <table:table-row table:style-name="ro1">
          <table:table-cell office:value-type="float" office:value="85" table:formula="of:=[.A85]+1" table:style-name="ce1">
            <text:p>85</text:p>
          </table:table-cell>
          <table:table-cell office:value-type="string" table:style-name="ce1">
            <text:p>SODIS_RUTA_JUAN_MINA</text:p>
          </table:table-cell>
          <table:table-cell office:value-type="string" table:style-name="ce1">
            <text:p>NEVADA – Vía 40 – Parque Cultural – Calle 30 – Carrera 43 – Calle 51 – Carrera 38 – Calle 80B – Carrera 42 – Calle 84B – Carrera 38 – Avenida Circunvalar – Carrera 31 – Calle 123 – Carrera 37 – Calle 120 – Carrera 38 – Corregimiento de Juan Mina – Carrera 38 – Calle 120 – Carrera 37 – Calle 123 – Carrera 31 – Calle 113 – Carrera 38 – Calle 84B – Carrera 42 – Calle 80B – Carrera 38 – Calle 52 – Carrera 41 – Calle 50 – Carrera 44 – Calle 30 – Intendencia Fluvial – Vía 40 – NEVADA</text:p>
          </table:table-cell>
          <table:table-cell table:number-columns-repeated="16381"/>
        </table:table-row>
        <table:table-row table:style-name="ro1">
          <table:table-cell office:value-type="float" office:value="86" table:formula="of:=[.A86]+1" table:style-name="ce1">
            <text:p>86</text:p>
          </table:table-cell>
          <table:table-cell office:value-type="string" table:style-name="ce1">
            <text:p>SODIS_RUTA_LA_MANGA_CALLE_84</text:p>
          </table:table-cell>
          <table:table-cell office:value-type="string" table:style-name="ce1">
            <text:p>NEVADA – Autopista al Aeropuerto – SOLEDAD – Carrera 19 – Calle 21 – Carrera 16 – Calle 18 – BARRANQUILLA – Calle 17  – Boulevard de Simón Bolívar – Avenida Circunvalar – Carrera 13 – Calle 108 – Carrera 21 – Loma De La Manga – Carrera 26 – Calle 76 – Carrera 26B – Calle 79A – Carrera 38 – Calle 80B – Carrera 42F – Calle 79B – Carrera 42H – Calle 84 – Carrera 65 – Calle 86 – Carrera 71 – Calle 91 – Carrera 75B – Calle 84 – Carrera 76 – Calle 85 – Vía 40 – Calle 84 – Carrera 81 – Calle 85 – Carrera 76 – Calle 84 – Carrera 75B – Calle 91 – Carrera 71 – Calle 86 – Carrera 65 – Calle 82 – Instrumentos Públicos – Calle 80B – Carrera 38 – Calle 79A – Carrera 26B – Calle 76 – Carrera 26 – Loma de La Manga – Carrera 21 – Calle 108 – Carrera 13 –  Avenida Circunvalar – Puente Carrera 38 – Avenida Circunvalar – Boulevard de Simón Bolívar – Calle 17 – SOLEDAD – Calle 18 – Carrera 19 – Autopista al Aeropuerto –  NEVADA</text:p>
          </table:table-cell>
          <table:table-cell table:number-columns-repeated="16381"/>
        </table:table-row>
        <table:table-row table:style-name="ro1">
          <table:table-cell office:value-type="float" office:value="87" table:formula="of:=[.A87]+1" table:style-name="ce1">
            <text:p>87</text:p>
          </table:table-cell>
          <table:table-cell office:value-type="string" table:style-name="ce1">
            <text:p>SODIS_RUTA_LA_PAZ_C-53</text:p>
          </table:table-cell>
          <table:table-cell office:value-type="string" table:style-name="ce1">
            <text:p>CENTRO – Carrera 45 – Calle 37 – Carrera 43 – Calle 51 – Carrera 41 – Calle 48 – Carrera 21 – Calle 53D – Carrera 20B – Calle 60 – Carrera 14 – Calle 64B – Carrera 9J – Diagonal 70C – Carrera 15 – La Esmeralda – Carrera 13 – Avenida Circunvalar – Carrera 27 – Calle 87 – Carrera 21 – Calle 108 – Carrera 13 – La Esmeralda – Carrera 15 – Diagonal 70C – Carrera 9J – Calle 64B – Carrera 14 – Calle 60 – Carrera 20B – Calle 53D – Carrera 21 – Calle 48 – Carrera 41 – Calle 43 – Carrera 44 – Paseo Bolívar – CENTRO</text:p>
          </table:table-cell>
          <table:table-cell table:number-columns-repeated="16381"/>
        </table:table-row>
        <table:table-row table:style-name="ro1">
          <table:table-cell office:value-type="float" office:value="88" table:formula="of:=[.A88]+1" table:style-name="ce1">
            <text:p>88</text:p>
          </table:table-cell>
          <table:table-cell office:value-type="string" table:style-name="ce1">
            <text:p>SODIS_RUTA_LA_PAZ_PLACA_AMARILLA</text:p>
          </table:table-cell>
          <table:table-cell office:value-type="string" table:style-name="ce1">
            <text:p>NEVADA – Autopista al Aeropuerto – Carrera 15A – Calle 23 – Carrera 26 – Calle 26 – Carrera 30 – Hipódromo – Calle 30 – Avenida Circunvalar – BARRANQUILLA – Avenida Las Torres – Carrera 6Sur – Calle 47 – Carrera 1Sur – Calle 49 – Avenida Circunvalar – Carrera 13 – La Esmeralda – Carrera 15 – Diagonal 70C – Carrera 9J – Calle 64B – Carrera 14 – Calle 64C – Carrera 21B – Calle 68 – Carrera 26D – Calle 70B – Carrera 38 – Calle 74 – Carrera 42F – Calle 79B – Carrera 43 – Calle 87 – Carrera 51B – Corredor Universitario – Rotonda Uniatlántico – Corredor Universitario – Carrera 51B – Calle 96 – Carrera 46 – Calle 90 – Carrera 43B – Calle 87 – Carrera 42H – Calle 82 – Carrera 42F – Calle 75 – Carrera 41D – Calle 73B – Carrera 41 – Calle 71 – Carrera 38 – Calle 70B – Carrera 26D – Calle 68 – Carrera 16 – Calle 64C – Carrera 14 – Calle 64B – Carrera 9J – Diagonal 70C – Carrera 15 – La Esmeralda – Carrera 13 – Avenida Circunvalar – Puente Carrera 38 –  Avenida Circunvalar – Calle 51B – Carrera 10Sur – Calle 49 – Carrera 1Sur – Calle 47 – Carrera 6Sur – Avenida Las Torres – Avenida Circunvalar – SOLEDAD – Calle 30 – Hipódromo – Carrera 30 – Calle 26 – Carrera 26 – Calle 23 – Carrera 19 – Autopista al Aeropuerto – NEVADA</text:p>
          </table:table-cell>
          <table:table-cell table:number-columns-repeated="16381"/>
        </table:table-row>
        <table:table-row table:style-name="ro1">
          <table:table-cell office:value-type="float" office:value="89" table:formula="of:=[.A89]+1" table:style-name="ce1">
            <text:p>89</text:p>
          </table:table-cell>
          <table:table-cell office:value-type="string" table:style-name="ce1">
            <text:p>SODIS_RUTA_LA_PAZ_PLACA_BLANCA</text:p>
          </table:table-cell>
          <table:table-cell office:value-type="string" table:style-name="ce1">
            <text:p>NEVADA – Autopista al Aeropuerto – Carrera 17 – Calle 41 – Carrera 14 – Calle 54 – Carrera 15 – Avenida Murillo – Avenida Circunvalar – BARRANQUILLA – Avenida Circunvalar – Carrera 13 – Villate – Carrera 15 – Diagonal 70C – Carrera 9J – Calle 64B – Carrera 15 – Calle 64C – Carrera 21B – Calle 68 – Carrera 26D – Calle 70B – Carrera 38 – Calle 74 – Carrera 42F – Calle 79B – Carrera 43 – Calle 87 – Carrera 53 – Calle 94 – Carrera 64B – Calle 86 – Carrera 75A – Calle 92 – Carrera 73 – Calle 94 – Carrera 65 – Calle 96 – Carrera 53 – Calle 98 – Carrera 51B – Calle 96 – Carrera 46 – Calle 90 – Carrera 43B – Calle 87 – Carrera 42H – Calle 82 – Carrera 42F – Calle 75 – Carrera 41D – Calle 73B – Carrera 41 – Calle 71 – Carrera 38 – Calle 70B – Carrera 26D – Calle 68 – Carrera 16 – Calle 64C – Carrera 15 – Calle 64B – Carrera 9J – Diagonal 70C – Carrera 15 – Villate – Carrera 13 – Avenida Circunvalar –  Retorno Puente Carrera 38 – Avenida Circunvalar – Avenida Murillo – SOLEDAD – Carrera 14 – Calle 54 – Carrera 11 – Calle 43 – Carrera 14 – Calle 41 – Carrera 17 – Autopista al Aeropuerto – NEVADA</text:p>
          </table:table-cell>
          <table:table-cell table:number-columns-repeated="16381"/>
        </table:table-row>
        <table:table-row table:style-name="ro1">
          <table:table-cell office:value-type="float" office:value="90" table:formula="of:=[.A90]+1" table:style-name="ce1">
            <text:p>90</text:p>
          </table:table-cell>
          <table:table-cell office:value-type="string" table:style-name="ce1">
            <text:p>TRANSOLEDAD</text:p>
          </table:table-cell>
          <table:table-cell office:value-type="string" table:style-name="ce1">
            <text:p>NEVADA – Costa Hermosa – Carrera 48 – Calle 28 – Carrera 42 – Calle 27 – Carrera 39A – Calle 26A – Carrera 40 – Calle 18 – Carrera 37 – Calle 27C – Carrera 30 – Hipodrómo – Calle 30 – BARRANQUILLA – Calle 30 – Carrera 39 – Calle 32 – Carrera 40 – Calle 43 – Carrera 43 – Calle 53 – Carrera 54 – Calle 58 – Universidad Simón Bolívar – Calle 59 – Carrera 54 – Calle 54 – Carrera 44 – Calle 44 – Carrera 40 – Calle 30 – SOLEDAD – Carrera 30 – Calle 27C – Carrera 37 – Calle 18 – Carrera 40 – Calle 26A – Carrera 39A – Calle 27 – Carrera 42 – Calle 28 – Carrera 48 – Costa Hermosa – NEVADA</text:p>
          </table:table-cell>
          <table:table-cell table:number-columns-repeated="16381"/>
        </table:table-row>
        <table:table-row table:style-name="ro1">
          <table:table-cell office:value-type="float" office:value="91" table:formula="of:=[.A91]+1" table:style-name="ce1">
            <text:p>91</text:p>
          </table:table-cell>
          <table:table-cell office:value-type="string" table:style-name="ce1">
            <text:p>TRANSURBAR_MARÍA_MODELO_CIRCUNVALAR</text:p>
          </table:table-cell>
          <table:table-cell office:value-type="string" table:style-name="ce1">
            <text:p>NEVADA – Avenida Murillo – Granabastos – Vía a Manuela Beltrán – Calle 37 – Carrera 11 – Calle 43 – Carrera 14 – Calle 54 – Carrera 15 – Avenida Murillo – Avenida Circunvalar – BARRANQUILLA – Avenida Circunvalar – Vía 40 – Calle 76 – Carrera 58 – Universidad Simón Bolívar – Carrera 54 – Vía 40 – Parque Cultural – Calle 30 – Carrera 45 – Calle 40 – Carrera 29 – Calle 38 – Carrera 21 – Calle 40B – Carrera 8H – Calle 41 – Carrera 8 <text:s/>– Calle 38B – Carrera 4 – Calle 30 – SOLEDAD – Autopista al Aeropuerto – Manuela Beltrán – Vía a Granabastos – Avenida Murillo – NEVADA</text:p>
          </table:table-cell>
          <table:table-cell table:number-columns-repeated="16381"/>
        </table:table-row>
        <table:table-row table:style-name="ro1">
          <table:table-cell office:value-type="float" office:value="92" table:formula="of:=[.A92]+1" table:style-name="ce1">
            <text:p>92</text:p>
          </table:table-cell>
          <table:table-cell office:value-type="string" table:style-name="ce1">
            <text:p>TRANSURBAR_MARÍA_MODELO_CORDIALIDAD</text:p>
          </table:table-cell>
          <table:table-cell office:value-type="string" table:style-name="ce1">
            <text:p>NEVADA – Avenida Murillo – Granabastos – Vía a Manuela Beltrán – Calle 37 – Carrera 11 – Calle 43 – Carrera 14 – Calle 54 – Carrera 15 – Avenida Murillo – Avenida Circunvalar – BARRANQUILLA – Avenida Cordialidad – Calle 38 – Carrera 44 – Calle 30 – Intendencia Fluvial – Vía 40 – Avenida Circunvalar – Ventana al Mundo – Avenida Circunvalar – Vía 40 – Parque Cultural – Calle 30 – Carrera 45 – Calle 40 – Carrera 29 – Avenida Cordialidad – Avenida Circunvalar – Avenida Murillo – SOLEDAD – <text:s/>Carrera 14 – Calle 54 – Carrera 11 – Calle 37 – Vía a Granabastos – Granabastos – Avenida Murillo – NEVADA</text:p>
          </table:table-cell>
          <table:table-cell table:number-columns-repeated="16381"/>
        </table:table-row>
        <table:table-row table:style-name="ro1">
          <table:table-cell office:value-type="float" office:value="93" table:formula="of:=[.A93]+1" table:style-name="ce1">
            <text:p>93</text:p>
          </table:table-cell>
          <table:table-cell office:value-type="string" table:style-name="ce1">
            <text:p>TRANSURBAR_MARÍA_MODELO_MANUELA_BELTRÁN</text:p>
          </table:table-cell>
          <table:table-cell office:value-type="string" table:style-name="ce1">
            <text:p>NEVADA – Avenida Murillo – Granabastos – Carretera a Manuela Beltrán – Autopista al Aeropuerto – BARRANQUILLA – Calle 30 – Carrera 4 – Calle 38B – Carrera 8 – Calle 41 – Carrera 8H – Calle 40B – Carrera 21 – Calle 38 – Carrera 44 – Calle 30 – Intendencia Fluvial – Vía 40 – Carrera 54 – Universidad Simón Bolívar – Carrera 58 – Calle 77 – Vía 40 – Las Flores – Avenida Circunvalar – Avenida Murillo – SOLEDAD – <text:s/>Carrera 14 – Calle 54 – Carrera 11 – Calle 37 – Vía a Granabastos – Granabastos – Avenida Murillo – NEVADA</text:p>
          </table:table-cell>
          <table:table-cell table:number-columns-repeated="16381"/>
        </table:table-row>
        <table:table-row table:style-name="ro1">
          <table:table-cell office:value-type="float" office:value="94" table:formula="of:=[.A94]+1" table:style-name="ce1">
            <text:p>94</text:p>
          </table:table-cell>
          <table:table-cell office:value-type="string" table:style-name="ce1">
            <text:p>TRASALFA_RUTA_PIMSA_CALLE_30</text:p>
          </table:table-cell>
          <table:table-cell office:value-type="string" table:style-name="ce1">
            <text:p>NEVADA – PIMSA – Vía Oriental – Carrera 1D – Calle 5A – Carrera 4Sur – Calle 11B – Carrera 3Sur – Calle 11C – Carrera 1A1 – Calle 11E – Carrera 1B – Calle 12 – Carrera 8 – Calle 11 – Diagonal 18 – Vía Oriental – Autopista al Aeropuerto – BARRANQUILLA – Calle 30 – Intendencia Fluvial – Vía 40 – Calle 76 – Carrera 60 – Calle 79 – Vía 40 – Calle 76 – Carrera 58 – Calle 70 – Carrera 38 – Diagonal 34 – Calle 72 – Carrera 32 – Calle 71 – Carrera 27 – Calle 64 – Carrera 21 – Calle 30 – SOLEDAD – Autopista al Aeropuerto – MALAMBO – Via Oriental – Diagonal 18 – Calle 10 – Carrera 8 – Calle 12 – Carrera 1B – Calle 11E – Carrera 1A1 – Calle 11C – Carrera 3Sur – Calle 11B – Carrera 4Sur – Calle 5A – Carrera 1D – Vía Oriental – PIMSA – NEVADA</text:p>
          </table:table-cell>
          <table:table-cell table:number-columns-repeated="16381"/>
        </table:table-row>
        <table:table-row table:style-name="ro1">
          <table:table-cell office:value-type="float" office:value="95" table:formula="of:=[.A95]+1" table:style-name="ce1">
            <text:p>95</text:p>
          </table:table-cell>
          <table:table-cell office:value-type="string" table:style-name="ce1">
            <text:p>TRASALFA_RUTA_PIMSA_PLACA_NEGRA</text:p>
          </table:table-cell>
          <table:table-cell office:value-type="string" table:style-name="ce1">
            <text:p>NEVADA – PIMSA – Vía Oriental – Carrera 1D – Calle 5A – Carrera 4Sur – Calle 11B – Carrera 3Sur – Calle 11C – Carrera 1A1 – Calle 11E – Carrera 1B – Calle 12 – Carrera 8 – Calle 11 – Diagonal 18 – Vía Oriental – Autopista al Aeropuerto – BARRANQUILLA – Calle 30 – Carrera 22 – Calle 38 – Carrera 21 – Calle 64 – Carrera 27 – Calle 70B – Diagonal 34 – Carrera 38 – Calle 74 – <text:s/>Carrera 58 – Calle 77 – Carrera 60 – Calle 79 – Vía 40 – Parque Cultural – Calle 30 – SOLEDAD – Autopista al Aeropuerto – MALAMBO – Vía Oriental – Diagonal 18 – Calle 10 – Carrera 8 – Calle 12 – Carrera 1B – Calle 11E – Carrera 1A1 – Calle 11C – Carrera 3Sur – Calle 11B – Carrera 4Sur – Calle 5A – Carrera 1D – Vía Oriental – PIMSA – NEVADA</text:p>
          </table:table-cell>
          <table:table-cell table:number-columns-repeated="16381"/>
        </table:table-row>
        <table:table-row table:style-name="ro1">
          <table:table-cell office:value-type="float" office:value="96" table:formula="of:=[.A96]+1" table:style-name="ce1">
            <text:p>96</text:p>
          </table:table-cell>
          <table:table-cell office:value-type="string" table:style-name="ce1">
            <text:p>TRASALIANCO_RUTA_CONCORDE_AEROPUERTO</text:p>
          </table:table-cell>
          <table:table-cell office:value-type="string" table:style-name="ce1">
            <text:p>NEVADA – El Concord – Calle 26 – Carrera 25 – Calle 22 – Carrera 24 – Calle 18 – Carrera 26 – Calle 17 – Carrera 27 – Vía Oriental – SOLEDAD – Aeropuerto Ernesto Cortissoz – Autopista al Aeropuerto – BARRANQUILLA – Calle 30 – Carrera 25 – Calle 38 – Carrera 43 – Calle 53 – Carrera 54 – Calle 54 – Carrera 41 – Calle 37 – Carrera 38 – Calle 30 – SOLEDAD – Autopista al Aeropuerto – Aeropuerto Ernesto Cortissoz – MALAMBO – Vía Oriental – Carrera 27 – Calle 17 – Carrera 26 – Calle 18 – Carrera 24 – Calle 22 – Carrera 25 – Calle 26 – El Concord – NEVADA</text:p>
          </table:table-cell>
          <table:table-cell table:number-columns-repeated="16381"/>
        </table:table-row>
        <table:table-row table:style-name="ro1">
          <table:table-cell office:value-type="float" office:value="97" table:formula="of:=[.A97]+1" table:style-name="ce1">
            <text:p>97</text:p>
          </table:table-cell>
          <table:table-cell office:value-type="string" table:style-name="ce1">
            <text:p>TRASALIANCO_RUTA_MALAMBO_EL_CARMEN_BELLAVISTA</text:p>
          </table:table-cell>
          <table:table-cell office:value-type="string" table:style-name="ce1">
            <text:p>NEVADA – PIMSA – Vía Oriental – Carrera 5Sur – La Luna – Villa Esperanza – Carrera 4Sur – Calle 5A – Carrera 1D – Calle 10 – Carrera 3ASur – Carrera 1A1 – Calle 11 – Carrera 1B – Calle 12 – Carrera 8 – Calle 11 – Vía Oriental – SOLEDAD – Aeropuerto Ernesto Cortissoz – Autopista al Aeropuerto – BARRANQUILLA – Calle 30 – Carrera 39 – Calle 38 – Carrera 43 – Calle 53 – Carrera 53 – Calle 76 – Carrera 52 – Calle 70 – Carrera 44 – Calle 37 – Carrera 38 – Calle 30 – SOLEDAD – Autopista al Aeropuerto – Aeropuerto Ernesto Cortissoz – MALAMBO – Via Oriental – Calle 10 – Carrera 8 – Calle 12 – Carrera 1B – Calle 11 – Carrera 1A1 – Carrera 3ASur – Calle 10 – Carrera 1D – Calle 5A – Carrera 4Sur – Villa Esperanza – La Luna – Carrera 5Sur – Vía Oriental – PIMSA – NEVADA</text:p>
          </table:table-cell>
          <table:table-cell table:number-columns-repeated="16381"/>
        </table:table-row>
        <table:table-row table:style-name="ro1">
          <table:table-cell office:value-type="float" office:value="98" table:formula="of:=[.A98]+1" table:style-name="ce1">
            <text:p>98</text:p>
          </table:table-cell>
          <table:table-cell office:value-type="string" table:style-name="ce1">
            <text:p>TRASALIANCO_RUTA_SEXTA_ENTRADA</text:p>
          </table:table-cell>
          <table:table-cell office:value-type="string" table:style-name="ce1">
            <text:p>NEVADA – El Concord – Calle 26 – Carrera 25 – Calle 22 – Carrera 24 – Calle 18 – Carrera 26 – Calle 17 – Carrera 27 – Vía Oriental – Carrera 8 <text:s/>– Calle 11 – Diagonal 18 – Sexta Entrada – SOLEDAD – Granabastos <text:s/>– Avenida Murillo – Avenida Circunvalar – BARRANQUILLA – Boulevard de Simón Bolívar – Calle 17 – Carrera 15 – Calle 26 – Carrera 21B – Calle 30 – Carrera 25 – Calle 38 – Carrera 43 – Calle 53 – Carrera 54 – Universidad Simón Bolívar – Carrera 58 – Calle 76 – Carrera 54 – Calle 70 – Carrera 41 – Calle 40 – Carrera 38 – Calle 30 – Carrera 22 – Calle 31 – Carrera 20 – Calle 30 – Carrera 21B – Calle 26 – Carrera 15 – Calle 17 – Boulevard de Simón Bolívar – Avenida Circunvalar – Parqueadero Estadio Metropolitano – Avenida Las Torres – Avenida Murillo – Granabastos – MALAMBO – Sexta Entrada – Diagonal 18 – Calle 10 – Carrera 8 – Vía Oriental – Carrera 27 – Calle 17 – Carrera 26 – Calle 18 – Carrera 24 – Calle 22 – Carrera 25 – Calle 26 – El Concord – NEVADA</text:p>
          </table:table-cell>
          <table:table-cell table:number-columns-repeated="16381"/>
        </table:table-row>
        <table:table-row table:style-name="ro1">
          <table:table-cell office:value-type="float" office:value="99" table:formula="of:=[.A99]+1" table:style-name="ce1">
            <text:p>99</text:p>
          </table:table-cell>
          <table:table-cell office:value-type="string" table:style-name="ce1">
            <text:p>TRASALIANCO_SIMON_BOLÍVAR_SIN_PLACA</text:p>
          </table:table-cell>
          <table:table-cell office:value-type="string" table:style-name="ce1">
            <text:p>NEVADA – Avenida Circunvalar – Calle 81 – Los Almendros – BARRANQUILLA – Calle 51B – Carrera 10Sur – Calle 49 – Carrera 1Sur – Calle 47 – Carrera 6Sur – Avenida Las Torres – Avenida Circunvalar – Boulevard de Simón Bolívar – Calle 17 – Carrera 26 – Calle 21 – Carrera 28 – Calle 30 – Carrera 39 – Calle 38 – Carrera 43 – Calle 44 – Carrera 38 – Calle 30 – Carrera 28 – Calle 17 – Boulevard de Simón Bolívar – Avenida Circunvalar – Avenida Las Torres – Carrera 6Sur – Calle 47 – Carrera 1Sur – Calle 49 – Avenida Circunvalar – Los Almendros – <text:s/>NEVADA</text:p>
          </table:table-cell>
          <table:table-cell table:number-columns-repeated="16381"/>
        </table:table-row>
        <table:table-row table:style-name="ro1">
          <table:table-cell office:value-type="float" office:value="101" table:style-name="ce1">
            <text:p>101</text:p>
          </table:table-cell>
          <table:table-cell table:number-columns-repeated="16383" table:style-name="ce1"/>
        </table:table-row>
        <table:table-row table:style-name="ro1">
          <table:table-cell office:value-type="float" office:value="102" table:style-name="ce1">
            <text:p>102</text:p>
          </table:table-cell>
          <table:table-cell table:number-columns-repeated="16383" table:style-name="ce1"/>
        </table:table-row>
        <table:table-row table:style-name="ro1">
          <table:table-cell office:value-type="float" office:value="103" table:style-name="ce1">
            <text:p>103</text:p>
          </table:table-cell>
          <table:table-cell table:number-columns-repeated="16383" table:style-name="ce1"/>
        </table:table-row>
        <table:table-row table:style-name="ro1">
          <table:table-cell office:value-type="float" office:value="104" table:style-name="ce1">
            <text:p>104</text:p>
          </table:table-cell>
          <table:table-cell table:number-columns-repeated="16383" table:style-name="ce1"/>
        </table:table-row>
        <table:table-row table:style-name="ro1">
          <table:table-cell office:value-type="float" office:value="105" table:style-name="ce1">
            <text:p>105</text:p>
          </table:table-cell>
          <table:table-cell table:number-columns-repeated="16383" table:style-name="ce1"/>
        </table:table-row>
        <table:table-row table:number-rows-repeated="1048471" table:style-name="ro1">
          <table:table-cell table:number-columns-repeated="16384"/>
        </table:table-row>
      </table:table>
      <table:database-ranges>
        <table:database-range table:target-range-address="Hoja1.A5:Hoja1.C105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32</meta:generator>
    <meta:initial-creator>ana milana nova lora</meta:initial-creator>
    <dc:creator>ana milana nova lora</dc:creator>
    <meta:creation-date>2023-04-25T03:29:58Z</meta:creation-date>
    <dc:date>2023-04-30T18:18:48Z</dc:date>
  </office:meta>
</office:document-meta>
</file>